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3de0" officeooo:paragraph-rsid="00143de0"/>
    </style:style>
    <style:style style:name="P2" style:family="paragraph" style:parent-style-name="Standard">
      <style:paragraph-properties fo:text-align="start" style:justify-single-word="false"/>
      <style:text-properties officeooo:rsid="00143de0" officeooo:paragraph-rsid="001631cd"/>
    </style:style>
    <style:style style:name="P3" style:family="paragraph" style:parent-style-name="Standard">
      <style:paragraph-properties fo:text-align="center" style:justify-single-word="false"/>
      <style:text-properties fo:font-size="14pt" officeooo:rsid="00143de0" officeooo:paragraph-rsid="00143de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43d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3de0" officeooo:paragraph-rsid="001631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3de0" officeooo:paragraph-rsid="00143de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3de0" officeooo:paragraph-rsid="00143d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31cd" officeooo:paragraph-rsid="001631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e24b" officeooo:paragraph-rsid="0018e24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af7a" officeooo:paragraph-rsid="001aaf7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ca5d6" officeooo:paragraph-rsid="001ca5d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a54a" officeooo:paragraph-rsid="001fa5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31f2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31f2f" officeooo:paragraph-rsid="0025806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58069" officeooo:paragraph-rsid="0025806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9ccc" officeooo:paragraph-rsid="00199cc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3de0" officeooo:paragraph-rsid="001631c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631cd" officeooo:paragraph-rsid="001631c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99cc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aaf7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fa54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231f2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199cc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1aaf7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231f2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99ccc" officeooo:paragraph-rsid="0025806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8e24b" officeooo:paragraph-rsid="0018e24b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99ccc" officeooo:paragraph-rsid="00199ccc"/>
    </style:style>
    <style:style style:name="T1" style:family="text">
      <style:text-properties officeooo:rsid="001631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size-asian="12pt"/>
    </style:style>
    <style:style style:name="T5" style:family="text">
      <style:text-properties officeooo:rsid="00199ccc" style:font-size-asian="12pt"/>
    </style:style>
    <style:style style:name="T6" style:family="text">
      <style:text-properties officeooo:rsid="001aaf7a" style:font-size-asian="12pt"/>
    </style:style>
    <style:style style:name="T7" style:family="text">
      <style:text-properties officeooo:rsid="001fa54a" style:font-size-asian="12pt"/>
    </style:style>
    <style:style style:name="T8" style:family="text">
      <style:text-properties officeooo:rsid="00231f2f" style:font-size-asian="12pt"/>
    </style:style>
    <style:style style:name="T9" style:family="text">
      <style:text-properties officeooo:rsid="00258069" style:font-size-asian="12pt"/>
    </style:style>
    <style:style style:name="T10" style:family="text">
      <style:text-properties officeooo:rsid="002532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latório Analisador Léxico e Tabela de Símbolos</text:p>
      <text:p text:style-name="P1"/>
      <text:p text:style-name="P1">Daniel de Paula Braga Lópes</text:p>
      <text:p text:style-name="P1">Guilherme Fernandes Marchezin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1. Forma de Utilização</text:p>
      <text:p text:style-name="P6"/>
      <text:p text:style-name="P7">A execução do <text:bookmark-start text:name="__DdeLink__2_668952772"/>compilador<text:bookmark-end text:name="__DdeLink__2_668952772"/> é feito via terminal do Linux utilizando o .jar que está localizado na pasta dist passando o nome do .jar e o arquivo de entrada que será compilado, da seguinte forma:</text:p>
      <text:p text:style-name="P7"/>
      <text:p text:style-name="P7">java -jar compilador.jar &lt;nome_aquivo&gt;</text:p>
      <text:p text:style-name="P7"/>
      <text:p text:style-name="P7">Abaixo um exemplo de como compilar o primeiro código de teste disponibilizado na especificação do trabalho:</text:p>
      <text:p text:style-name="P7"/>
      <text:p text:style-name="P7">java -jar Compilador.jar ../test/teste1.tst</text:p>
      <text:p text:style-name="P7"/>
      <text:p text:style-name="P7"/>
      <text:p text:style-name="P4"><text:bookmark-start text:name="__DdeLink__8_668952772"/>2. Implementação<text:bookmark-end text:name="__DdeLink__8_668952772"/></text:p>
      <text:p text:style-name="P4"/>
      <text:p text:style-name="P8">Abaixo uma breve explicação das classes existentes no compilador:</text:p>
      <text:p text:style-name="P8"/>
      <text:p text:style-name="P19"><text:bookmark-start text:name="__DdeLink__4_668952772"/>2.1 Lexer<text:bookmark-end text:name="__DdeLink__4_668952772"/></text:p>
      <text:p text:style-name="P19"/>
      <text:p text:style-name="P8">Classe que implementa o analisador léxico. Seu construtor insere as palavras reservadas na tabela de símbolos. Possui um método s<text:span text:style-name="T2">can</text:span> que devolve um Token.</text:p>
      <text:p text:style-name="P8"/>
      <text:p text:style-name="P19"><text:bookmark-start text:name="__DdeLink__42_668952772"/>2.2 LexicalException</text:p>
      <text:p text:style-name="P19"/>
      <text:p text:style-name="P8"><text:bookmark-start text:name="__DdeLink__46_668952772"/>Classe <text:span text:style-name="T10">para imprimir na tela o motivo de ocorrer uma determinada exceção</text:span>. Existem três casos:</text:p>
      <text:p text:style-name="P8">- Token inválido: É passado um token inválido ou não esperado;</text:p>
      <text:p text:style-name="P8">- Fim de arquivo inesperado: O arquivo termina quando ainda deveria possuir alguma informação;</text:p>
      <text:p text:style-name="P8">- Default: Ocorre quando é um erro diferente dos dois anteriores.<text:bookmark-end text:name="__DdeLink__42_668952772"/><text:bookmark-end text:name="__DdeLink__46_668952772"/></text:p>
      <text:p text:style-name="P8"/>
      <text:p text:style-name="P19"><text:bookmark-start text:name="__DdeLink__6_668952772"/>2.3 Num<text:bookmark-end text:name="__DdeLink__6_668952772"/></text:p>
      <text:p text:style-name="P19"/>
      <text:p text:style-name="P8">Classe para representar um Token número.</text:p>
      <text:p text:style-name="P8"/>
      <text:p text:style-name="P8"/>
      <text:p text:style-name="P19">2.4 Tag</text:p>
      <text:p text:style-name="P19"/>
      <text:p text:style-name="P8">Classe que define as constantes para os tokens.</text:p>
      <text:p text:style-name="P8"/>
      <text:p text:style-name="P19">2.5 Token</text:p>
      <text:p text:style-name="P19"/>
      <text:p text:style-name="P8">Representa um Token genérico. Contém a constante que representa o Token.</text:p>
      <text:p text:style-name="P8"/>
      <text:p text:style-name="P19">2.6 Word</text:p>
      <text:p text:style-name="P19"/>
      <text:p text:style-name="P8">Representa um token de palavras reservadas, identificadores e tokens compostos como != e &amp;&amp;.</text:p>
      <text:p text:style-name="P19"/>
      <text:p text:style-name="P2"/>
      <text:p text:style-name="P2"/>
      <text:p text:style-name="P2"/>
      <text:p text:style-name="P2"/>
      <text:p text:style-name="P2"/>
      <text:p text:style-name="P5"><text:soft-page-break/><text:span text:style-name="T1">3</text:span>. <text:span text:style-name="T1">Testes</text:span></text:p>
      <text:p text:style-name="P5"/>
      <text:p text:style-name="P9">A seguir os testes e seus respectivos resultados:</text:p>
      <text:p text:style-name="P9"/>
      <text:p text:style-name="P20"><text:bookmark-start text:name="__DdeLink__10_668952772"/>3.1 Teste 1<text:bookmark-end text:name="__DdeLink__10_668952772"/></text:p>
      <text:p text:style-name="P20"/>
      <text:p text:style-name="P9">Código:</text:p>
      <text:p text:style-name="P9"/>
      <text:p text:style-name="P9">init</text:p>
      <text:p text:style-name="P9"><text:tab/> a, b, c, result is integer;</text:p>
      <text:p text:style-name="P9"/>
      <text:p text:style-name="P9"><text:tab/> read (a);</text:p>
      <text:p text:style-name="P9"><text:tab/> read (c);</text:p>
      <text:p text:style-name="P9"><text:tab/> b := 10;</text:p>
      <text:p text:style-name="P9"><text:tab/> result := (a * c)/(b + 5 - 345);</text:p>
      <text:p text:style-name="P9"><text:tab/> write(result);</text:p>
      <text:p text:style-name="P9">stop</text:p>
      <text:p text:style-name="P9"/>
      <text:p text:style-name="P9">Resultado:</text:p>
      <text:p text:style-name="P9"/>
      <text:p text:style-name="P9">&lt;INIT, init&gt;</text:p>
      <text:p text:style-name="P9">&lt;ID, a&gt;</text:p>
      <text:p text:style-name="P9">&lt;,&gt;</text:p>
      <text:p text:style-name="P9">&lt;ID, b&gt;</text:p>
      <text:p text:style-name="P9">&lt;,&gt;</text:p>
      <text:p text:style-name="P9">&lt;ID, c&gt;</text:p>
      <text:p text:style-name="P9">&lt;,&gt;</text:p>
      <text:p text:style-name="P9">&lt;ID, result&gt;</text:p>
      <text:p text:style-name="P9">&lt;IS, is&gt;</text:p>
      <text:p text:style-name="P9">&lt;T_INTEGER, integer&gt;</text:p>
      <text:p text:style-name="P9">&lt;;&gt;</text:p>
      <text:p text:style-name="P9">&lt;READ, read&gt;</text:p>
      <text:p text:style-name="P9">&lt;(&gt;</text:p>
      <text:p text:style-name="P9">&lt;ID, a&gt;</text:p>
      <text:p text:style-name="P9">&lt;)&gt;</text:p>
      <text:p text:style-name="P9">&lt;;&gt;</text:p>
      <text:p text:style-name="P9">&lt;READ, read&gt;</text:p>
      <text:p text:style-name="P9">&lt;(&gt;</text:p>
      <text:p text:style-name="P9">&lt;ID, c&gt;</text:p>
      <text:p text:style-name="P9">&lt;)&gt;</text:p>
      <text:p text:style-name="P9">&lt;;&gt;</text:p>
      <text:p text:style-name="P9">&lt;ID, b&gt;</text:p>
      <text:p text:style-name="P9">&lt;ATRIB, :=&gt;</text:p>
      <text:p text:style-name="P9">&lt;NUM, 10&gt;</text:p>
      <text:p text:style-name="P9">&lt;;&gt;</text:p>
      <text:p text:style-name="P9">&lt;ID, result&gt;</text:p>
      <text:p text:style-name="P9">&lt;ATRIB, :=&gt;</text:p>
      <text:p text:style-name="P9">&lt;(&gt;</text:p>
      <text:p text:style-name="P9">&lt;ID, a&gt;</text:p>
      <text:p text:style-name="P9">&lt;*&gt;</text:p>
      <text:p text:style-name="P9">&lt;ID, c&gt;</text:p>
      <text:p text:style-name="P9">&lt;)&gt;</text:p>
      <text:p text:style-name="P9"><text:soft-page-break/>&lt;/&gt;</text:p>
      <text:p text:style-name="P9">&lt;(&gt;</text:p>
      <text:p text:style-name="P9">&lt;ID, b&gt;</text:p>
      <text:p text:style-name="P9">&lt;+&gt;</text:p>
      <text:p text:style-name="P9">&lt;NUM, 5&gt;</text:p>
      <text:p text:style-name="P9">&lt;-&gt;</text:p>
      <text:p text:style-name="P9">&lt;NUM, 345&gt;</text:p>
      <text:p text:style-name="P9">&lt;)&gt;</text:p>
      <text:p text:style-name="P9">&lt;;&gt;</text:p>
      <text:p text:style-name="P9">&lt;WRITE, write&gt;</text:p>
      <text:p text:style-name="P9">&lt;(&gt;</text:p>
      <text:p text:style-name="P9">&lt;ID, result&gt;</text:p>
      <text:p text:style-name="P9">&lt;)&gt;</text:p>
      <text:p text:style-name="P9">&lt;;&gt;</text:p>
      <text:p text:style-name="P9">&lt;EOF&gt;</text:p>
      <text:p text:style-name="P9"/>
      <text:p text:style-name="P9">Tabela de Símbolos:</text:p>
      <text:p text:style-name="P9">init = &lt;INIT, init&gt;</text:p>
      <text:p text:style-name="P9">a = &lt;ID, a&gt;</text:p>
      <text:p text:style-name="P9">b = &lt;ID, b&gt;</text:p>
      <text:p text:style-name="P9">read = &lt;READ, read&gt;</text:p>
      <text:p text:style-name="P9">or = &lt;OR, or&gt;</text:p>
      <text:p text:style-name="P9">c = &lt;ID, c&gt;</text:p>
      <text:p text:style-name="P9">string = &lt;T_STRING, string&gt;</text:p>
      <text:p text:style-name="P9">is = &lt;IS, is&gt;</text:p>
      <text:p text:style-name="P9">integer = &lt;T_INTEGER, integer&gt;</text:p>
      <text:p text:style-name="P9">do = &lt;DO, do&gt;</text:p>
      <text:p text:style-name="P9">while = &lt;WHILE, while&gt;</text:p>
      <text:p text:style-name="P9">result = &lt;ID, result&gt;</text:p>
      <text:p text:style-name="P9">not = &lt;NOT, not&gt;</text:p>
      <text:p text:style-name="P9">stop = &lt;STOP, stop&gt;</text:p>
      <text:p text:style-name="P9">else = &lt;ELSE, else&gt;</text:p>
      <text:p text:style-name="P9">and = &lt;AND, and&gt;</text:p>
      <text:p text:style-name="P9">end = &lt;END, end&gt;</text:p>
      <text:p text:style-name="P9">if = &lt;IF, if&gt;</text:p>
      <text:p text:style-name="P9">begin = &lt;BEGIN, begin&gt;</text:p>
      <text:p text:style-name="P9">write = &lt;WRITE, write&gt;</text:p>
      <text:p text:style-name="P9"/>
      <text:p text:style-name="P20"><text:bookmark-start text:name="__DdeLink__12_668952772"/>3.2 Teste 2<text:bookmark-end text:name="__DdeLink__12_668952772"/></text:p>
      <text:p text:style-name="P20"/>
      <text:p text:style-name="P9">Código:</text:p>
      <text:p text:style-name="P9"/>
      <text:p text:style-name="P9"><text:tab/>a, _valor, b : integer;</text:p>
      <text:p text:style-name="P9"/>
      <text:p text:style-name="P9">init</text:p>
      <text:p text:style-name="P9"><text:tab/> read (a);</text:p>
      <text:p text:style-name="P9"><text:tab/> b := a * a;</text:p>
      <text:p text:style-name="P9"><text:tab/> write (b);</text:p>
      <text:p text:style-name="P9"><text:tab/> b = b + a/2 * (a + 5);</text:p>
      <text:p text:style-name="P9"><text:tab/> Write (b);</text:p>
      <text:p text:style-name="P9">stop</text:p>
      <text:p text:style-name="P9"/>
      <text:p text:style-name="P9"><text:soft-page-break/>Resultado:</text:p>
      <text:p text:style-name="P9"/>
      <text:p text:style-name="P9">&lt;ID, a&gt;</text:p>
      <text:p text:style-name="P9">&lt;,&gt;</text:p>
      <text:p text:style-name="P9">&lt;_&gt;</text:p>
      <text:p text:style-name="P9">&lt;ID, valor&gt;</text:p>
      <text:p text:style-name="P9">&lt;,&gt;</text:p>
      <text:p text:style-name="P9">&lt;ID, b&gt;</text:p>
      <text:p text:style-name="P9">&lt;:&gt;</text:p>
      <text:p text:style-name="P9">&lt;T_INTEGER, integer&gt;</text:p>
      <text:p text:style-name="P9">&lt;;&gt;</text:p>
      <text:p text:style-name="P9">&lt;INIT, init&gt;</text:p>
      <text:p text:style-name="P9">&lt;READ, read&gt;</text:p>
      <text:p text:style-name="P9">&lt;(&gt;</text:p>
      <text:p text:style-name="P9">&lt;ID, a&gt;</text:p>
      <text:p text:style-name="P9">&lt;)&gt;</text:p>
      <text:p text:style-name="P9">&lt;;&gt;</text:p>
      <text:p text:style-name="P9">&lt;ID, b&gt;</text:p>
      <text:p text:style-name="P9">&lt;ATRIB, :=&gt;</text:p>
      <text:p text:style-name="P9">&lt;ID, a&gt;</text:p>
      <text:p text:style-name="P9">&lt;*&gt;</text:p>
      <text:p text:style-name="P9">&lt;ID, a&gt;</text:p>
      <text:p text:style-name="P9">&lt;;&gt;</text:p>
      <text:p text:style-name="P9">&lt;WRITE, write&gt;</text:p>
      <text:p text:style-name="P9">&lt;(&gt;</text:p>
      <text:p text:style-name="P9">&lt;ID, b&gt;</text:p>
      <text:p text:style-name="P9">&lt;)&gt;</text:p>
      <text:p text:style-name="P9">&lt;;&gt;</text:p>
      <text:p text:style-name="P9">&lt;ID, b&gt;</text:p>
      <text:p text:style-name="P9">&lt;=&gt;</text:p>
      <text:p text:style-name="P9">&lt;ID, b&gt;</text:p>
      <text:p text:style-name="P9">&lt;+&gt;</text:p>
      <text:p text:style-name="P9">&lt;ID, a&gt;</text:p>
      <text:p text:style-name="P9">&lt;/&gt;</text:p>
      <text:p text:style-name="P9">&lt;NUM, 2&gt;</text:p>
      <text:p text:style-name="P9">&lt;*&gt;</text:p>
      <text:p text:style-name="P9">&lt;(&gt;</text:p>
      <text:p text:style-name="P9">&lt;ID, a&gt;</text:p>
      <text:p text:style-name="P9">&lt;+&gt;</text:p>
      <text:p text:style-name="P9">&lt;NUM, 5&gt;</text:p>
      <text:p text:style-name="P9">&lt;)&gt;</text:p>
      <text:p text:style-name="P9">&lt;;&gt;</text:p>
      <text:p text:style-name="P9">&lt;WRITE, write&gt;</text:p>
      <text:p text:style-name="P9">&lt;(&gt;</text:p>
      <text:p text:style-name="P9">&lt;ID, b&gt;</text:p>
      <text:p text:style-name="P9">&lt;)&gt;</text:p>
      <text:p text:style-name="P9">&lt;;&gt;</text:p>
      <text:p text:style-name="P9">&lt;STOP, stop&gt;</text:p>
      <text:p text:style-name="P9">&lt;EOF&gt;</text:p>
      <text:p text:style-name="P9"/>
      <text:p text:style-name="P9">Tabela de Símbolos:</text:p>
      <text:p text:style-name="P9">init = &lt;INIT, init&gt;</text:p>
      <text:p text:style-name="P9"><text:soft-page-break/>a = &lt;ID, a&gt;</text:p>
      <text:p text:style-name="P9">b = &lt;ID, b&gt;</text:p>
      <text:p text:style-name="P9">read = &lt;READ, read&gt;</text:p>
      <text:p text:style-name="P9">or = &lt;OR, or&gt;</text:p>
      <text:p text:style-name="P9">string = &lt;T_STRING, string&gt;</text:p>
      <text:p text:style-name="P9">valor = &lt;ID, valor&gt;</text:p>
      <text:p text:style-name="P9">is = &lt;IS, is&gt;</text:p>
      <text:p text:style-name="P9">integer = &lt;T_INTEGER, integer&gt;</text:p>
      <text:p text:style-name="P9">do = &lt;DO, do&gt;</text:p>
      <text:p text:style-name="P9">while = &lt;WHILE, while&gt;</text:p>
      <text:p text:style-name="P9">not = &lt;NOT, not&gt;</text:p>
      <text:p text:style-name="P9">stop = &lt;STOP, stop&gt;</text:p>
      <text:p text:style-name="P9">else = &lt;ELSE, else&gt;</text:p>
      <text:p text:style-name="P9">and = &lt;AND, and&gt;</text:p>
      <text:p text:style-name="P9">end = &lt;END, end&gt;</text:p>
      <text:p text:style-name="P9">if = &lt;IF, if&gt;</text:p>
      <text:p text:style-name="P9">begin = &lt;BEGIN, begin&gt;</text:p>
      <text:p text:style-name="P9">write = &lt;WRITE, write&gt;</text:p>
      <text:p text:style-name="P9"/>
      <text:p text:style-name="P20"><text:bookmark-start text:name="__DdeLink__14_668952772"/>3.3 Teste 3<text:bookmark-end text:name="__DdeLink__14_668952772"/></text:p>
      <text:p text:style-name="P20"/>
      <text:p text:style-name="P17">Código:</text:p>
      <text:p text:style-name="P29"/>
      <text:p text:style-name="P17">{ Programa de Teste</text:p>
      <text:p text:style-name="P17">Calculo de idade</text:p>
      <text:p text:style-name="P17">init</text:p>
      <text:p text:style-name="P17"><text:tab/> cont_ is int;</text:p>
      <text:p text:style-name="P17"><text:tab/> media, idade, soma_ is integer;</text:p>
      <text:p text:style-name="P17"><text:tab/> begin</text:p>
      <text:p text:style-name="P17"><text:tab/><text:tab/> cont_ = 5;</text:p>
      <text:p text:style-name="P17"><text:tab/><text:tab/> soma = 0;</text:p>
      <text:p text:style-name="P17"><text:tab/><text:tab/> do</text:p>
      <text:p text:style-name="P17"/>
      <text:p text:style-name="P17"><text:tab/><text:tab/><text:tab/> write(“Altura:” );</text:p>
      <text:p text:style-name="P17"><text:tab/><text:tab/><text:tab/> read (altura);</text:p>
      <text:p text:style-name="P17"><text:tab/><text:tab/><text:tab/> soma := soma altura;</text:p>
      <text:p text:style-name="P17"><text:tab/><text:tab/><text:tab/> cont_ := cont_ - 1;</text:p>
      <text:p text:style-name="P17"/>
      <text:p text:style-name="P17"><text:s/><text:tab/><text:tab/>while(cont_ &gt; 0)</text:p>
      <text:p text:style-name="P17"><text:tab/><text:tab/>write(“Media: ”);</text:p>
      <text:p text:style-name="P17"><text:tab/><text:tab/>write (soma / qtd);</text:p>
      <text:p text:style-name="P17">stop</text:p>
      <text:p text:style-name="P18"/>
      <text:p text:style-name="P17">Resultado:</text:p>
      <text:p text:style-name="P17"/>
      <text:p text:style-name="P17">&lt;EOF&gt;</text:p>
      <text:p text:style-name="P17"/>
      <text:p text:style-name="P17">Tabela de Símbolos:</text:p>
      <text:p text:style-name="P17">init = &lt;INIT, init&gt;</text:p>
      <text:p text:style-name="P17">read = &lt;READ, read&gt;</text:p>
      <text:p text:style-name="P17">or = &lt;OR, or&gt;</text:p>
      <text:p text:style-name="P17">string = &lt;T_STRING, string&gt;</text:p>
      <text:p text:style-name="P17"><text:soft-page-break/>is = &lt;IS, is&gt;</text:p>
      <text:p text:style-name="P17">integer = &lt;T_INTEGER, integer&gt;</text:p>
      <text:p text:style-name="P17">do = &lt;DO, do&gt;</text:p>
      <text:p text:style-name="P17">while = &lt;WHILE, while&gt;</text:p>
      <text:p text:style-name="P17">not = &lt;NOT, not&gt;</text:p>
      <text:p text:style-name="P17">stop = &lt;STOP, stop&gt;</text:p>
      <text:p text:style-name="P17">else = &lt;ELSE, else&gt;</text:p>
      <text:p text:style-name="P17">and = &lt;AND, and&gt;</text:p>
      <text:p text:style-name="P17">end = &lt;END, end&gt;</text:p>
      <text:p text:style-name="P17">if = &lt;IF, if&gt;</text:p>
      <text:p text:style-name="P17">begin = &lt;BEGIN, begin&gt;</text:p>
      <text:p text:style-name="P30"><text:span text:style-name="T3">write = &lt;WRITE, write&gt;</text:span></text:p>
      <text:p text:style-name="P30"><text:span text:style-name="T3"/></text:p>
      <text:p text:style-name="P30"><text:span text:style-name="T3"/></text:p>
      <text:p text:style-name="P21"><text:span text:style-name="T4">3.</text:span><text:span text:style-name="T5">4</text:span><text:span text:style-name="T4"> Teste </text:span><text:span text:style-name="T5">4</text:span></text:p>
      <text:p text:style-name="P21"><text:span text:style-name="T5"/></text:p>
      <text:p text:style-name="P25"><text:bookmark-start text:name="__DdeLink__16_668952772"/><text:span text:style-name="T4">3.4.1 Primeira execução</text:span><text:bookmark-end text:name="__DdeLink__16_668952772"/></text:p>
      <text:p text:style-name="P25"><text:span text:style-name="T4"/></text:p>
      <text:p text:style-name="P10"><text:span text:style-name="T4">Código:</text:span></text:p>
      <text:p text:style-name="P10"><text:span text:style-name="T4"/></text:p>
      <text:p text:style-name="P10"><text:span text:style-name="T4">init</text:span></text:p>
      <text:p text:style-name="P10"><text:span text:style-name="T4"/></text:p>
      <text:p text:style-name="P10"><text:span text:style-name="T4"><text:tab/>i, j, k, @total, 1soma is integer</text:span></text:p>
      <text:p text:style-name="P10"><text:span text:style-name="T4"/></text:p>
      <text:p text:style-name="P10"><text:span text:style-name="T4"><text:tab/><text:tab/>read (I);</text:span></text:p>
      <text:p text:style-name="P10"><text:span text:style-name="T4"><text:tab/><text:tab/>k := i * (5-i * 50 / 10;</text:span></text:p>
      <text:p text:style-name="P10"><text:span text:style-name="T4"><text:tab/><text:tab/>j := i * 10;</text:span></text:p>
      <text:p text:style-name="P10"><text:span text:style-name="T4"><text:tab/><text:tab/>k := i* j / k;</text:span></text:p>
      <text:p text:style-name="P10"><text:span text:style-name="T4"><text:tab/><text:tab/>k := 4 + a $;</text:span></text:p>
      <text:p text:style-name="P10"><text:span text:style-name="T4"><text:tab/><text:tab/>write(i);</text:span></text:p>
      <text:p text:style-name="P10"><text:span text:style-name="T4"><text:tab/><text:tab/>write(j);</text:span></text:p>
      <text:p text:style-name="P10"><text:span text:style-name="T4"><text:tab/><text:tab/>write(k);</text:span></text:p>
      <text:p text:style-name="P10"><text:span text:style-name="T4"/></text:p>
      <text:p text:style-name="P10"><text:span text:style-name="T4"/></text:p>
      <text:p text:style-name="P10"><text:span text:style-name="T4">Resultado:</text:span></text:p>
      <text:p text:style-name="P10"><text:span text:style-name="T4"/></text:p>
      <text:p text:style-name="P10"><text:span text:style-name="T4">&lt;INIT, init&gt;</text:span></text:p>
      <text:p text:style-name="P10"><text:span text:style-name="T4">&lt;ID, i&gt;</text:span></text:p>
      <text:p text:style-name="P10"><text:span text:style-name="T4">&lt;,&gt;</text:span></text:p>
      <text:p text:style-name="P10"><text:span text:style-name="T4">&lt;ID, j&gt;</text:span></text:p>
      <text:p text:style-name="P10"><text:span text:style-name="T4">&lt;,&gt;</text:span></text:p>
      <text:p text:style-name="P10"><text:span text:style-name="T4">&lt;ID, k&gt;</text:span></text:p>
      <text:p text:style-name="P10"><text:span text:style-name="T4">&lt;,&gt;</text:span></text:p>
      <text:p text:style-name="P10"><text:span text:style-name="T4">Erro na linha 3: Token inválido '@'</text:span></text:p>
      <text:p text:style-name="P10"><text:span text:style-name="T4">&lt;ID, total&gt;</text:span></text:p>
      <text:p text:style-name="P10"><text:span text:style-name="T4">&lt;,&gt;</text:span></text:p>
      <text:p text:style-name="P10"><text:span text:style-name="T4">&lt;NUM, 1&gt;</text:span></text:p>
      <text:p text:style-name="P10"><text:span text:style-name="T4">&lt;ID, soma&gt;</text:span></text:p>
      <text:p text:style-name="P10"><text:span text:style-name="T4">&lt;IS, is&gt;</text:span></text:p>
      <text:p text:style-name="P10"><text:span text:style-name="T4">&lt;T_INTEGER, integer&gt;</text:span></text:p>
      <text:p text:style-name="P10"><text:span text:style-name="T4">&lt;READ, read&gt;</text:span></text:p>
      <text:p text:style-name="P10"><text:span text:style-name="T4">&lt;(&gt;</text:span></text:p>
      <text:p text:style-name="P10"><text:soft-page-break/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(&gt;</text:span></text:p>
      <text:p text:style-name="P10"><text:span text:style-name="T4">&lt;NUM, 5&gt;</text:span></text:p>
      <text:p text:style-name="P10"><text:span text:style-name="T4">&lt;-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50&gt;</text:span></text:p>
      <text:p text:style-name="P10"><text:span text:style-name="T4">&lt;/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j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ID, j&gt;</text:span></text:p>
      <text:p text:style-name="P10"><text:span text:style-name="T4">&lt;/&gt;</text:span></text:p>
      <text:p text:style-name="P10"><text:span text:style-name="T4">&lt;ID, k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NUM, 4&gt;</text:span></text:p>
      <text:p text:style-name="P10"><text:span text:style-name="T4">&lt;+&gt;</text:span></text:p>
      <text:p text:style-name="P10"><text:span text:style-name="T4">&lt;ID, a&gt;</text:span></text:p>
      <text:p text:style-name="P10"><text:span text:style-name="T4">Erro na linha 9: Token inválido '$'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j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k&gt;</text:span></text:p>
      <text:p text:style-name="P10"><text:span text:style-name="T4">&lt;)&gt;</text:span></text:p>
      <text:p text:style-name="P10"><text:span text:style-name="T4">&lt;;&gt;</text:span></text:p>
      <text:p text:style-name="P10"><text:soft-page-break/><text:span text:style-name="T4">&lt;EOF&gt;</text:span></text:p>
      <text:p text:style-name="P10"><text:span text:style-name="T4"/></text:p>
      <text:p text:style-name="P10"><text:span text:style-name="T4">Tabela de Símbolos:</text:span></text:p>
      <text:p text:style-name="P10"><text:span text:style-name="T4">init = &lt;INIT, init&gt;</text:span></text:p>
      <text:p text:style-name="P10"><text:span text:style-name="T4">a = &lt;ID, a&gt;</text:span></text:p>
      <text:p text:style-name="P10"><text:span text:style-name="T4">read = &lt;READ, read&gt;</text:span></text:p>
      <text:p text:style-name="P10"><text:span text:style-name="T4">or = &lt;OR, or&gt;</text:span></text:p>
      <text:p text:style-name="P10"><text:span text:style-name="T4">string = &lt;T_STRING, string&gt;</text:span></text:p>
      <text:p text:style-name="P10"><text:span text:style-name="T4">soma = &lt;ID, soma&gt;</text:span></text:p>
      <text:p text:style-name="P10"><text:span text:style-name="T4">i = &lt;ID, i&gt;</text:span></text:p>
      <text:p text:style-name="P10"><text:span text:style-name="T4">is = &lt;IS, is&gt;</text:span></text:p>
      <text:p text:style-name="P10"><text:span text:style-name="T4">j = &lt;ID, j&gt;</text:span></text:p>
      <text:p text:style-name="P10"><text:span text:style-name="T4">integer = &lt;T_INTEGER, integer&gt;</text:span></text:p>
      <text:p text:style-name="P10"><text:span text:style-name="T4">do = &lt;DO, do&gt;</text:span></text:p>
      <text:p text:style-name="P10"><text:span text:style-name="T4">k = &lt;ID, k&gt;</text:span></text:p>
      <text:p text:style-name="P10"><text:span text:style-name="T4">while = &lt;WHILE, while&gt;</text:span></text:p>
      <text:p text:style-name="P10"><text:span text:style-name="T4">not = &lt;NOT, not&gt;</text:span></text:p>
      <text:p text:style-name="P10"><text:span text:style-name="T4">total = &lt;ID, total&gt;</text:span></text:p>
      <text:p text:style-name="P10"><text:span text:style-name="T4">stop = &lt;STOP, stop&gt;</text:span></text:p>
      <text:p text:style-name="P10"><text:span text:style-name="T4">else = &lt;ELSE, else&gt;</text:span></text:p>
      <text:p text:style-name="P10"><text:span text:style-name="T4">and = &lt;AND, and&gt;</text:span></text:p>
      <text:p text:style-name="P10"><text:span text:style-name="T4">end = &lt;END, end&gt;</text:span></text:p>
      <text:p text:style-name="P10"><text:span text:style-name="T4">if = &lt;IF, if&gt;</text:span></text:p>
      <text:p text:style-name="P10"><text:span text:style-name="T4">begin = &lt;BEGIN, begin&gt;</text:span></text:p>
      <text:p text:style-name="P10"><text:span text:style-name="T4">write = &lt;WRITE, write&gt;</text:span></text:p>
      <text:p text:style-name="P10"><text:span text:style-name="T4"/></text:p>
      <text:p text:style-name="P25"><text:bookmark-start text:name="__DdeLink__18_668952772"/><text:span text:style-name="T4">3.4.2 Segunda execução</text:span></text:p>
      <text:p text:style-name="P25"><text:span text:style-name="T4"/></text:p>
      <text:p text:style-name="P10"><text:span text:style-name="T4">Código:</text:span><text:bookmark-end text:name="__DdeLink__18_668952772"/></text:p>
      <text:p text:style-name="P10"><text:span text:style-name="T4"/></text:p>
      <text:p text:style-name="P10"><text:span text:style-name="T4">init</text:span></text:p>
      <text:p text:style-name="P10"><text:span text:style-name="T4"/></text:p>
      <text:p text:style-name="P10"><text:span text:style-name="T4"><text:tab/>i, j, k, total, 1soma is integer</text:span></text:p>
      <text:p text:style-name="P10"><text:span text:style-name="T4"/></text:p>
      <text:p text:style-name="P10"><text:span text:style-name="T4"><text:tab/><text:tab/>read (I);</text:span></text:p>
      <text:p text:style-name="P10"><text:span text:style-name="T4"><text:tab/><text:tab/>k := i * (5-i * 50 / 10;</text:span></text:p>
      <text:p text:style-name="P10"><text:span text:style-name="T4"><text:tab/><text:tab/>j := i * 10;</text:span></text:p>
      <text:p text:style-name="P10"><text:span text:style-name="T4"><text:tab/><text:tab/>k := i* j / k;</text:span></text:p>
      <text:p text:style-name="P10"><text:span text:style-name="T4"><text:tab/><text:tab/>k := 4 + a $;</text:span></text:p>
      <text:p text:style-name="P10"><text:span text:style-name="T4"><text:tab/><text:tab/>write(i);</text:span></text:p>
      <text:p text:style-name="P10"><text:span text:style-name="T4"><text:tab/><text:tab/>write(j);</text:span></text:p>
      <text:p text:style-name="P10"><text:span text:style-name="T4"><text:tab/><text:tab/>write(k);</text:span></text:p>
      <text:p text:style-name="P10"><text:span text:style-name="T4"/></text:p>
      <text:p text:style-name="P10"><text:span text:style-name="T4">Resultado:</text:span></text:p>
      <text:p text:style-name="P10"><text:span text:style-name="T4"/></text:p>
      <text:p text:style-name="P10"><text:span text:style-name="T4">&lt;INIT, init&gt;</text:span></text:p>
      <text:p text:style-name="P10"><text:span text:style-name="T4">&lt;ID, i&gt;</text:span></text:p>
      <text:p text:style-name="P10"><text:span text:style-name="T4">&lt;,&gt;</text:span></text:p>
      <text:p text:style-name="P10"><text:span text:style-name="T4">&lt;ID, j&gt;</text:span></text:p>
      <text:p text:style-name="P10"><text:span text:style-name="T4">&lt;,&gt;</text:span></text:p>
      <text:p text:style-name="P10"><text:span text:style-name="T4">&lt;ID, k&gt;</text:span></text:p>
      <text:p text:style-name="P10"><text:span text:style-name="T4">&lt;,&gt;</text:span></text:p>
      <text:p text:style-name="P10"><text:soft-page-break/><text:span text:style-name="T4">&lt;ID, total&gt;</text:span></text:p>
      <text:p text:style-name="P10"><text:span text:style-name="T4">&lt;,&gt;</text:span></text:p>
      <text:p text:style-name="P10"><text:span text:style-name="T4">&lt;NUM, 1&gt;</text:span></text:p>
      <text:p text:style-name="P10"><text:span text:style-name="T4">&lt;ID, soma&gt;</text:span></text:p>
      <text:p text:style-name="P10"><text:span text:style-name="T4">&lt;IS, is&gt;</text:span></text:p>
      <text:p text:style-name="P10"><text:span text:style-name="T4">&lt;T_INTEGER, integer&gt;</text:span></text:p>
      <text:p text:style-name="P10"><text:span text:style-name="T4">&lt;READ, read&gt;</text:span></text:p>
      <text:p text:style-name="P10"><text:span text:style-name="T4">&lt;(&gt;</text:span></text:p>
      <text:p text:style-name="P10"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(&gt;</text:span></text:p>
      <text:p text:style-name="P10"><text:span text:style-name="T4">&lt;NUM, 5&gt;</text:span></text:p>
      <text:p text:style-name="P10"><text:span text:style-name="T4">&lt;-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50&gt;</text:span></text:p>
      <text:p text:style-name="P10"><text:span text:style-name="T4">&lt;/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j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ID, j&gt;</text:span></text:p>
      <text:p text:style-name="P10"><text:span text:style-name="T4">&lt;/&gt;</text:span></text:p>
      <text:p text:style-name="P10"><text:span text:style-name="T4">&lt;ID, k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NUM, 4&gt;</text:span></text:p>
      <text:p text:style-name="P10"><text:span text:style-name="T4">&lt;+&gt;</text:span></text:p>
      <text:p text:style-name="P10"><text:span text:style-name="T4">&lt;ID, a&gt;</text:span></text:p>
      <text:p text:style-name="P10"><text:span text:style-name="T4">Erro na linha 9: Token inválido '$'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oft-page-break/><text:span text:style-name="T4">&lt;ID, j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k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EOF&gt;</text:span></text:p>
      <text:p text:style-name="P10"><text:span text:style-name="T4"/></text:p>
      <text:p text:style-name="P10"><text:span text:style-name="T4">Tabela de Símbolos:</text:span></text:p>
      <text:p text:style-name="P10"><text:span text:style-name="T4">init = &lt;INIT, init&gt;</text:span></text:p>
      <text:p text:style-name="P10"><text:span text:style-name="T4">a = &lt;ID, a&gt;</text:span></text:p>
      <text:p text:style-name="P10"><text:span text:style-name="T4">read = &lt;READ, read&gt;</text:span></text:p>
      <text:p text:style-name="P10"><text:span text:style-name="T4">or = &lt;OR, or&gt;</text:span></text:p>
      <text:p text:style-name="P10"><text:span text:style-name="T4">string = &lt;T_STRING, string&gt;</text:span></text:p>
      <text:p text:style-name="P10"><text:span text:style-name="T4">soma = &lt;ID, soma&gt;</text:span></text:p>
      <text:p text:style-name="P10"><text:span text:style-name="T4">i = &lt;ID, i&gt;</text:span></text:p>
      <text:p text:style-name="P10"><text:span text:style-name="T4">is = &lt;IS, is&gt;</text:span></text:p>
      <text:p text:style-name="P10"><text:span text:style-name="T4">j = &lt;ID, j&gt;</text:span></text:p>
      <text:p text:style-name="P10"><text:span text:style-name="T4">integer = &lt;T_INTEGER, integer&gt;</text:span></text:p>
      <text:p text:style-name="P10"><text:span text:style-name="T4">do = &lt;DO, do&gt;</text:span></text:p>
      <text:p text:style-name="P10"><text:span text:style-name="T4">k = &lt;ID, k&gt;</text:span></text:p>
      <text:p text:style-name="P10"><text:span text:style-name="T4">while = &lt;WHILE, while&gt;</text:span></text:p>
      <text:p text:style-name="P10"><text:span text:style-name="T4">not = &lt;NOT, not&gt;</text:span></text:p>
      <text:p text:style-name="P10"><text:span text:style-name="T4">total = &lt;ID, total&gt;</text:span></text:p>
      <text:p text:style-name="P10"><text:span text:style-name="T4">stop = &lt;STOP, stop&gt;</text:span></text:p>
      <text:p text:style-name="P10"><text:span text:style-name="T4">else = &lt;ELSE, else&gt;</text:span></text:p>
      <text:p text:style-name="P10"><text:span text:style-name="T4">and = &lt;AND, and&gt;</text:span></text:p>
      <text:p text:style-name="P10"><text:span text:style-name="T4">end = &lt;END, end&gt;</text:span></text:p>
      <text:p text:style-name="P10"><text:span text:style-name="T4">if = &lt;IF, if&gt;</text:span></text:p>
      <text:p text:style-name="P10"><text:span text:style-name="T4">begin = &lt;BEGIN, begin&gt;</text:span></text:p>
      <text:p text:style-name="P10"><text:span text:style-name="T4">write = &lt;WRITE, write&gt;</text:span></text:p>
      <text:p text:style-name="P10"><text:span text:style-name="T4"/></text:p>
      <text:p text:style-name="P25"><text:bookmark-start text:name="__DdeLink__21_668952772"/><text:span text:style-name="T4">3.4.3 Terceira execução</text:span></text:p>
      <text:p text:style-name="P25"><text:span text:style-name="T4"/></text:p>
      <text:p text:style-name="P10"><text:span text:style-name="T4">Código:</text:span><text:bookmark-end text:name="__DdeLink__21_668952772"/></text:p>
      <text:p text:style-name="P10"><text:span text:style-name="T4"/></text:p>
      <text:p text:style-name="P10"><text:span text:style-name="T4">init</text:span></text:p>
      <text:p text:style-name="P10"><text:span text:style-name="T4"/></text:p>
      <text:p text:style-name="P10"><text:span text:style-name="T4"><text:tab/>i, j, k, total, 1soma is integer</text:span></text:p>
      <text:p text:style-name="P10"><text:span text:style-name="T4"/></text:p>
      <text:p text:style-name="P10"><text:span text:style-name="T4"><text:tab/><text:tab/>read (I);</text:span></text:p>
      <text:p text:style-name="P10"><text:span text:style-name="T4"><text:tab/><text:tab/>k := i * (5-i * 50 / 10;</text:span></text:p>
      <text:p text:style-name="P10"><text:span text:style-name="T4"><text:tab/><text:tab/>j := i * 10;</text:span></text:p>
      <text:p text:style-name="P10"><text:span text:style-name="T4"><text:tab/><text:tab/>k := i* j / k;</text:span></text:p>
      <text:p text:style-name="P10"><text:span text:style-name="T4"><text:tab/><text:tab/>k := 4 + a ;</text:span></text:p>
      <text:p text:style-name="P10"><text:span text:style-name="T4"><text:tab/><text:tab/>write(i);</text:span></text:p>
      <text:p text:style-name="P10"><text:span text:style-name="T4"><text:tab/><text:tab/>write(j);</text:span></text:p>
      <text:p text:style-name="P10"><text:span text:style-name="T4"><text:tab/><text:tab/>write(k);</text:span></text:p>
      <text:p text:style-name="P10"><text:span text:style-name="T4"/></text:p>
      <text:p text:style-name="P10"><text:span text:style-name="T4"/></text:p>
      <text:p text:style-name="P10"><text:soft-page-break/><text:span text:style-name="T4">Resultado:</text:span></text:p>
      <text:p text:style-name="P10"><text:span text:style-name="T4"/></text:p>
      <text:p text:style-name="P10"><text:span text:style-name="T4">&lt;INIT, init&gt;</text:span></text:p>
      <text:p text:style-name="P10"><text:span text:style-name="T4">&lt;ID, i&gt;</text:span></text:p>
      <text:p text:style-name="P10"><text:span text:style-name="T4">&lt;,&gt;</text:span></text:p>
      <text:p text:style-name="P10"><text:span text:style-name="T4">&lt;ID, j&gt;</text:span></text:p>
      <text:p text:style-name="P10"><text:span text:style-name="T4">&lt;,&gt;</text:span></text:p>
      <text:p text:style-name="P10"><text:span text:style-name="T4">&lt;ID, k&gt;</text:span></text:p>
      <text:p text:style-name="P10"><text:span text:style-name="T4">&lt;,&gt;</text:span></text:p>
      <text:p text:style-name="P10"><text:span text:style-name="T4">&lt;ID, total&gt;</text:span></text:p>
      <text:p text:style-name="P10"><text:span text:style-name="T4">&lt;,&gt;</text:span></text:p>
      <text:p text:style-name="P10"><text:span text:style-name="T4">&lt;NUM, 1&gt;</text:span></text:p>
      <text:p text:style-name="P10"><text:span text:style-name="T4">&lt;ID, soma&gt;</text:span></text:p>
      <text:p text:style-name="P10"><text:span text:style-name="T4">&lt;IS, is&gt;</text:span></text:p>
      <text:p text:style-name="P10"><text:span text:style-name="T4">&lt;T_INTEGER, integer&gt;</text:span></text:p>
      <text:p text:style-name="P10"><text:span text:style-name="T4">&lt;READ, read&gt;</text:span></text:p>
      <text:p text:style-name="P10"><text:span text:style-name="T4">&lt;(&gt;</text:span></text:p>
      <text:p text:style-name="P10"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(&gt;</text:span></text:p>
      <text:p text:style-name="P10"><text:span text:style-name="T4">&lt;NUM, 5&gt;</text:span></text:p>
      <text:p text:style-name="P10"><text:span text:style-name="T4">&lt;-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50&gt;</text:span></text:p>
      <text:p text:style-name="P10"><text:span text:style-name="T4">&lt;/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j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NUM, 10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ID, i&gt;</text:span></text:p>
      <text:p text:style-name="P10"><text:span text:style-name="T4">&lt;*&gt;</text:span></text:p>
      <text:p text:style-name="P10"><text:span text:style-name="T4">&lt;ID, j&gt;</text:span></text:p>
      <text:p text:style-name="P10"><text:span text:style-name="T4">&lt;/&gt;</text:span></text:p>
      <text:p text:style-name="P10"><text:span text:style-name="T4">&lt;ID, k&gt;</text:span></text:p>
      <text:p text:style-name="P10"><text:span text:style-name="T4">&lt;;&gt;</text:span></text:p>
      <text:p text:style-name="P10"><text:span text:style-name="T4">&lt;ID, k&gt;</text:span></text:p>
      <text:p text:style-name="P10"><text:span text:style-name="T4">&lt;ATRIB, :=&gt;</text:span></text:p>
      <text:p text:style-name="P10"><text:span text:style-name="T4">&lt;NUM, 4&gt;</text:span></text:p>
      <text:p text:style-name="P10"><text:span text:style-name="T4">&lt;+&gt;</text:span></text:p>
      <text:p text:style-name="P10"><text:span text:style-name="T4">&lt;ID, a&gt;</text:span></text:p>
      <text:p text:style-name="P10"><text:soft-page-break/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i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j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k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EOF&gt;</text:span></text:p>
      <text:p text:style-name="P10"><text:span text:style-name="T4"/></text:p>
      <text:p text:style-name="P10"><text:span text:style-name="T4">Tabela de Símbolos:</text:span></text:p>
      <text:p text:style-name="P10"><text:span text:style-name="T4">init = &lt;INIT, init&gt;</text:span></text:p>
      <text:p text:style-name="P10"><text:span text:style-name="T4">a = &lt;ID, a&gt;</text:span></text:p>
      <text:p text:style-name="P10"><text:span text:style-name="T4">read = &lt;READ, read&gt;</text:span></text:p>
      <text:p text:style-name="P10"><text:span text:style-name="T4">or = &lt;OR, or&gt;</text:span></text:p>
      <text:p text:style-name="P10"><text:span text:style-name="T4">string = &lt;T_STRING, string&gt;</text:span></text:p>
      <text:p text:style-name="P10"><text:span text:style-name="T4">soma = &lt;ID, soma&gt;</text:span></text:p>
      <text:p text:style-name="P10"><text:span text:style-name="T4">i = &lt;ID, i&gt;</text:span></text:p>
      <text:p text:style-name="P10"><text:span text:style-name="T4">is = &lt;IS, is&gt;</text:span></text:p>
      <text:p text:style-name="P10"><text:span text:style-name="T4">j = &lt;ID, j&gt;</text:span></text:p>
      <text:p text:style-name="P10"><text:span text:style-name="T4">integer = &lt;T_INTEGER, integer&gt;</text:span></text:p>
      <text:p text:style-name="P10"><text:span text:style-name="T4">do = &lt;DO, do&gt;</text:span></text:p>
      <text:p text:style-name="P10"><text:span text:style-name="T4">k = &lt;ID, k&gt;</text:span></text:p>
      <text:p text:style-name="P10"><text:span text:style-name="T4">while = &lt;WHILE, while&gt;</text:span></text:p>
      <text:p text:style-name="P10"><text:span text:style-name="T4">not = &lt;NOT, not&gt;</text:span></text:p>
      <text:p text:style-name="P10"><text:span text:style-name="T4">total = &lt;ID, total&gt;</text:span></text:p>
      <text:p text:style-name="P10"><text:span text:style-name="T4">stop = &lt;STOP, stop&gt;</text:span></text:p>
      <text:p text:style-name="P10"><text:span text:style-name="T4">else = &lt;ELSE, else&gt;</text:span></text:p>
      <text:p text:style-name="P10"><text:span text:style-name="T4">and = &lt;AND, and&gt;</text:span></text:p>
      <text:p text:style-name="P10"><text:span text:style-name="T4">end = &lt;END, end&gt;</text:span></text:p>
      <text:p text:style-name="P10"><text:span text:style-name="T4">if = &lt;IF, if&gt;</text:span></text:p>
      <text:p text:style-name="P10"><text:span text:style-name="T4">begin = &lt;BEGIN, begin&gt;</text:span></text:p>
      <text:p text:style-name="P10"><text:span text:style-name="T4">write = &lt;WRITE, write&gt;</text:span></text:p>
      <text:p text:style-name="P10"><text:span text:style-name="T4"/></text:p>
      <text:p text:style-name="P21"><text:bookmark-start text:name="__DdeLink__27_668952772"/><text:span text:style-name="T4">3.</text:span><text:span text:style-name="T5">5</text:span><text:span text:style-name="T4"> Teste </text:span><text:span text:style-name="T5">5</text:span><text:bookmark-end text:name="__DdeLink__27_668952772"/></text:p>
      <text:p text:style-name="P21"><text:span text:style-name="T5"/></text:p>
      <text:p text:style-name="P25"><text:bookmark-start text:name="__DdeLink__23_668952772"/><text:span text:style-name="T4">3.5.1 Primeira execução</text:span><text:bookmark-end text:name="__DdeLink__23_668952772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oft-page-break/><text:span text:style-name="T4"/></text:p>
      <text:p text:style-name="P10"><text:span text:style-name="T4">Código:</text:span></text:p>
      <text:p text:style-name="P10"><text:span text:style-name="T4"/></text:p>
      <text:p text:style-name="P10"><text:span text:style-name="T4">init</text:span></text:p>
      <text:p text:style-name="P10"><text:span text:style-name="T4">// Programa com if</text:span></text:p>
      <text:p text:style-name="P10"><text:span text:style-name="T4"/></text:p>
      <text:p text:style-name="P10"><text:span text:style-name="T4"><text:tab/><text:tab/> j, k, m is integer;</text:span></text:p>
      <text:p text:style-name="P10"><text:span text:style-name="T4"><text:tab/><text:tab/> a, j is string;</text:span></text:p>
      <text:p text:style-name="P10"><text:span text:style-name="T4"/></text:p>
      <text:p text:style-name="P10"><text:span text:style-name="T4"/></text:p>
      <text:p text:style-name="P10"><text:span text:style-name="T4"><text:tab/>read(j);</text:span></text:p>
      <text:p text:style-name="P10"><text:span text:style-name="T4"><text:tab/>read(k);</text:span></text:p>
      <text:p text:style-name="P10"><text:span text:style-name="T4"/></text:p>
      <text:p text:style-name="P10"><text:span text:style-name="T4"><text:s/><text:tab/>if (j == “ok”)</text:span></text:p>
      <text:p text:style-name="P10"><text:span text:style-name="T4"><text:tab/>begin</text:span></text:p>
      <text:p text:style-name="P10"><text:span text:style-name="T4"><text:tab/><text:tab/>result = k/m</text:span></text:p>
      <text:p text:style-name="P10"><text:span text:style-name="T4"><text:tab/>end</text:span></text:p>
      <text:p text:style-name="P10"><text:span text:style-name="T4"><text:tab/>else</text:span></text:p>
      <text:p text:style-name="P10"><text:span text:style-name="T4"><text:tab/>begin</text:span></text:p>
      <text:p text:style-name="P10"><text:span text:style-name="T4"><text:tab/><text:tab/>result := 0;</text:span></text:p>
      <text:p text:style-name="P10"><text:span text:style-name="T4"><text:tab/><text:tab/>write (“Invalid entry”);</text:span></text:p>
      <text:p text:style-name="P10"><text:span text:style-name="T4"><text:tab/>end</text:span></text:p>
      <text:p text:style-name="P10"><text:span text:style-name="T4"/></text:p>
      <text:p text:style-name="P10"><text:span text:style-name="T4"/></text:p>
      <text:p text:style-name="P10"><text:span text:style-name="T4"><text:tab/>write(result);</text:span></text:p>
      <text:p text:style-name="P10"><text:span text:style-name="T4"/></text:p>
      <text:p text:style-name="P10"><text:span text:style-name="T4">Resultado: </text:span></text:p>
      <text:p text:style-name="P10"><text:span text:style-name="T4"/></text:p>
      <text:p text:style-name="P10"><text:span text:style-name="T4">&lt;INIT, init&gt;</text:span></text:p>
      <text:p text:style-name="P10"><text:span text:style-name="T4">&lt;ID, j&gt;</text:span></text:p>
      <text:p text:style-name="P10"><text:span text:style-name="T4">&lt;,&gt;</text:span></text:p>
      <text:p text:style-name="P10"><text:span text:style-name="T4">&lt;ID, k&gt;</text:span></text:p>
      <text:p text:style-name="P10"><text:span text:style-name="T4">&lt;,&gt;</text:span></text:p>
      <text:p text:style-name="P10"><text:span text:style-name="T4">&lt;ID, m&gt;</text:span></text:p>
      <text:p text:style-name="P10"><text:span text:style-name="T4">&lt;IS, is&gt;</text:span></text:p>
      <text:p text:style-name="P10"><text:span text:style-name="T4">&lt;T_INTEGER, integer&gt;</text:span></text:p>
      <text:p text:style-name="P10"><text:span text:style-name="T4">&lt;;&gt;</text:span></text:p>
      <text:p text:style-name="P10"><text:span text:style-name="T4">&lt;ID, a&gt;</text:span></text:p>
      <text:p text:style-name="P10"><text:span text:style-name="T4">&lt;,&gt;</text:span></text:p>
      <text:p text:style-name="P10"><text:span text:style-name="T4">&lt;ID, j&gt;</text:span></text:p>
      <text:p text:style-name="P10"><text:span text:style-name="T4">&lt;IS, is&gt;</text:span></text:p>
      <text:p text:style-name="P10"><text:span text:style-name="T4">&lt;T_STRING, string&gt;</text:span></text:p>
      <text:p text:style-name="P10"><text:span text:style-name="T4">&lt;;&gt;</text:span></text:p>
      <text:p text:style-name="P10"><text:span text:style-name="T4">&lt;READ, read&gt;</text:span></text:p>
      <text:p text:style-name="P10"><text:span text:style-name="T4">&lt;(&gt;</text:span></text:p>
      <text:p text:style-name="P10"><text:span text:style-name="T4">&lt;ID, j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READ, read&gt;</text:span></text:p>
      <text:p text:style-name="P10"><text:span text:style-name="T4">&lt;(&gt;</text:span></text:p>
      <text:p text:style-name="P10"><text:span text:style-name="T4">&lt;ID, k&gt;</text:span></text:p>
      <text:p text:style-name="P10"><text:span text:style-name="T4">&lt;)&gt;</text:span></text:p>
      <text:p text:style-name="P10"><text:soft-page-break/><text:span text:style-name="T4">&lt;;&gt;</text:span></text:p>
      <text:p text:style-name="P10"><text:span text:style-name="T4">&lt;IF, if&gt;</text:span></text:p>
      <text:p text:style-name="P10"><text:span text:style-name="T4">&lt;(&gt;</text:span></text:p>
      <text:p text:style-name="P10"><text:span text:style-name="T4">&lt;ID, j&gt;</text:span></text:p>
      <text:p text:style-name="P10"><text:span text:style-name="T4">&lt;=&gt;</text:span></text:p>
      <text:p text:style-name="P10"><text:span text:style-name="T4">&lt;=&gt;</text:span></text:p>
      <text:p text:style-name="P10"><text:span text:style-name="T4">Erro na linha 11: Token inválido '“'</text:span></text:p>
      <text:p text:style-name="P10"><text:span text:style-name="T4">&lt;ID, ok&gt;</text:span></text:p>
      <text:p text:style-name="P10"><text:span text:style-name="T4">Erro na linha 11: Token inválido '”'</text:span></text:p>
      <text:p text:style-name="P10"><text:span text:style-name="T4">&lt;)&gt;</text:span></text:p>
      <text:p text:style-name="P10"><text:span text:style-name="T4">&lt;BEGIN, begin&gt;</text:span></text:p>
      <text:p text:style-name="P10"><text:span text:style-name="T4">&lt;ID, result&gt;</text:span></text:p>
      <text:p text:style-name="P10"><text:span text:style-name="T4">&lt;=&gt;</text:span></text:p>
      <text:p text:style-name="P10"><text:span text:style-name="T4">&lt;ID, k&gt;</text:span></text:p>
      <text:p text:style-name="P10"><text:span text:style-name="T4">&lt;/&gt;</text:span></text:p>
      <text:p text:style-name="P10"><text:span text:style-name="T4">&lt;ID, m&gt;</text:span></text:p>
      <text:p text:style-name="P10"><text:span text:style-name="T4">&lt;END, end&gt;</text:span></text:p>
      <text:p text:style-name="P10"><text:span text:style-name="T4">&lt;ELSE, else&gt;</text:span></text:p>
      <text:p text:style-name="P10"><text:span text:style-name="T4">&lt;BEGIN, begin&gt;</text:span></text:p>
      <text:p text:style-name="P10"><text:span text:style-name="T4">&lt;ID, result&gt;</text:span></text:p>
      <text:p text:style-name="P10"><text:span text:style-name="T4">&lt;ATRIB, :=&gt;</text:span></text:p>
      <text:p text:style-name="P10"><text:span text:style-name="T4">&lt;NUM, 0&gt;</text:span></text:p>
      <text:p text:style-name="P10"><text:span text:style-name="T4">&lt;;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Erro na linha 18: Token inválido '“'</text:span></text:p>
      <text:p text:style-name="P10"><text:span text:style-name="T4">&lt;ID, Invalid&gt;</text:span></text:p>
      <text:p text:style-name="P10"><text:span text:style-name="T4">&lt;ID, entry&gt;</text:span></text:p>
      <text:p text:style-name="P10"><text:span text:style-name="T4">Erro na linha 18: Token inválido '”'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END, end&gt;</text:span></text:p>
      <text:p text:style-name="P10"><text:span text:style-name="T4">&lt;WRITE, write&gt;</text:span></text:p>
      <text:p text:style-name="P10"><text:span text:style-name="T4">&lt;(&gt;</text:span></text:p>
      <text:p text:style-name="P10"><text:span text:style-name="T4">&lt;ID, result&gt;</text:span></text:p>
      <text:p text:style-name="P10"><text:span text:style-name="T4">&lt;)&gt;</text:span></text:p>
      <text:p text:style-name="P10"><text:span text:style-name="T4">&lt;;&gt;</text:span></text:p>
      <text:p text:style-name="P10"><text:span text:style-name="T4">&lt;EOF&gt;</text:span></text:p>
      <text:p text:style-name="P10"><text:span text:style-name="T4"/></text:p>
      <text:p text:style-name="P10"><text:span text:style-name="T4">Tabela de Símbolos:</text:span></text:p>
      <text:p text:style-name="P10"><text:span text:style-name="T4">init = &lt;INIT, init&gt;</text:span></text:p>
      <text:p text:style-name="P10"><text:span text:style-name="T4">a = &lt;ID, a&gt;</text:span></text:p>
      <text:p text:style-name="P10"><text:span text:style-name="T4">read = &lt;READ, read&gt;</text:span></text:p>
      <text:p text:style-name="P10"><text:span text:style-name="T4">or = &lt;OR, or&gt;</text:span></text:p>
      <text:p text:style-name="P10"><text:span text:style-name="T4">string = &lt;T_STRING, string&gt;</text:span></text:p>
      <text:p text:style-name="P10"><text:span text:style-name="T4">is = &lt;IS, is&gt;</text:span></text:p>
      <text:p text:style-name="P10"><text:span text:style-name="T4">j = &lt;ID, j&gt;</text:span></text:p>
      <text:p text:style-name="P10"><text:span text:style-name="T4">integer = &lt;T_INTEGER, integer&gt;</text:span></text:p>
      <text:p text:style-name="P10"><text:span text:style-name="T4">do = &lt;DO, do&gt;</text:span></text:p>
      <text:p text:style-name="P10"><text:span text:style-name="T4">k = &lt;ID, k&gt;</text:span></text:p>
      <text:p text:style-name="P10"><text:span text:style-name="T4">while = &lt;WHILE, while&gt;</text:span></text:p>
      <text:p text:style-name="P10"><text:span text:style-name="T4">m = &lt;ID, m&gt;</text:span></text:p>
      <text:p text:style-name="P10"><text:soft-page-break/><text:span text:style-name="T4">result = &lt;ID, result&gt;</text:span></text:p>
      <text:p text:style-name="P10"><text:span text:style-name="T4">entry = &lt;ID, entry&gt;</text:span></text:p>
      <text:p text:style-name="P10"><text:span text:style-name="T4">not = &lt;NOT, not&gt;</text:span></text:p>
      <text:p text:style-name="P10"><text:span text:style-name="T4">stop = &lt;STOP, stop&gt;</text:span></text:p>
      <text:p text:style-name="P10"><text:span text:style-name="T4">else = &lt;ELSE, else&gt;</text:span></text:p>
      <text:p text:style-name="P10"><text:span text:style-name="T4">and = &lt;AND, and&gt;</text:span></text:p>
      <text:p text:style-name="P10"><text:span text:style-name="T4">invalid = &lt;ID, Invalid&gt;</text:span></text:p>
      <text:p text:style-name="P10"><text:span text:style-name="T4">end = &lt;END, end&gt;</text:span></text:p>
      <text:p text:style-name="P10"><text:span text:style-name="T4">ok = &lt;ID, ok&gt;</text:span></text:p>
      <text:p text:style-name="P10"><text:span text:style-name="T4">if = &lt;IF, if&gt;</text:span></text:p>
      <text:p text:style-name="P10"><text:span text:style-name="T4">begin = &lt;BEGIN, begin&gt;</text:span></text:p>
      <text:p text:style-name="P10"><text:span text:style-name="T4">write = &lt;WRITE, write&gt;</text:span></text:p>
      <text:p text:style-name="P10"><text:span text:style-name="T4"/></text:p>
      <text:p text:style-name="P26"><text:bookmark-start text:name="__DdeLink__25_668952772"/><text:span text:style-name="T4">3.5.</text:span><text:span text:style-name="T6">2</text:span><text:span text:style-name="T4"> </text:span><text:span text:style-name="T6">Segunda</text:span><text:span text:style-name="T4"> execução</text:span></text:p>
      <text:p text:style-name="P26"><text:span text:style-name="T4"/></text:p>
      <text:p text:style-name="P11"><text:span text:style-name="T4">Código:</text:span><text:bookmark-end text:name="__DdeLink__25_668952772"/></text:p>
      <text:p text:style-name="P11"><text:span text:style-name="T4"/></text:p>
      <text:p text:style-name="P11"><text:span text:style-name="T4">init</text:span></text:p>
      <text:p text:style-name="P11"><text:span text:style-name="T4">// Programa com if</text:span></text:p>
      <text:p text:style-name="P11"><text:span text:style-name="T4"/></text:p>
      <text:p text:style-name="P11"><text:span text:style-name="T4"><text:tab/><text:tab/> j, k, m is integer;</text:span></text:p>
      <text:p text:style-name="P11"><text:span text:style-name="T4"><text:tab/><text:tab/> a, j is string;</text:span></text:p>
      <text:p text:style-name="P11"><text:span text:style-name="T4"/></text:p>
      <text:p text:style-name="P11"><text:span text:style-name="T4"/></text:p>
      <text:p text:style-name="P11"><text:span text:style-name="T4"><text:tab/>read(j);</text:span></text:p>
      <text:p text:style-name="P11"><text:span text:style-name="T4"><text:tab/>read(k);</text:span></text:p>
      <text:p text:style-name="P11"><text:span text:style-name="T4"/></text:p>
      <text:p text:style-name="P11"><text:span text:style-name="T4"><text:s/><text:tab/>if (j == "ok")</text:span></text:p>
      <text:p text:style-name="P11"><text:span text:style-name="T4"><text:tab/>begin</text:span></text:p>
      <text:p text:style-name="P11"><text:span text:style-name="T4"><text:tab/><text:tab/>result = k/m</text:span></text:p>
      <text:p text:style-name="P11"><text:span text:style-name="T4"><text:tab/>end</text:span></text:p>
      <text:p text:style-name="P11"><text:span text:style-name="T4"><text:tab/>else</text:span></text:p>
      <text:p text:style-name="P11"><text:span text:style-name="T4"><text:tab/>begin</text:span></text:p>
      <text:p text:style-name="P11"><text:span text:style-name="T4"><text:tab/><text:tab/>result := 0;</text:span></text:p>
      <text:p text:style-name="P11"><text:span text:style-name="T4"><text:tab/><text:tab/>write (“Invalid entry”);</text:span></text:p>
      <text:p text:style-name="P11"><text:span text:style-name="T4"><text:tab/>end</text:span></text:p>
      <text:p text:style-name="P11"><text:span text:style-name="T4"/></text:p>
      <text:p text:style-name="P11"><text:span text:style-name="T4"/></text:p>
      <text:p text:style-name="P11"><text:span text:style-name="T4"><text:tab/>write(result);</text:span></text:p>
      <text:p text:style-name="P11"><text:span text:style-name="T4"/></text:p>
      <text:p text:style-name="P11"><text:span text:style-name="T4">Resultado:</text:span></text:p>
      <text:p text:style-name="P11"><text:span text:style-name="T4"/></text:p>
      <text:p text:style-name="P11"><text:span text:style-name="T4">&lt;INIT, init&gt;</text:span></text:p>
      <text:p text:style-name="P11"><text:span text:style-name="T4">&lt;ID, j&gt;</text:span></text:p>
      <text:p text:style-name="P11"><text:span text:style-name="T4">&lt;,&gt;</text:span></text:p>
      <text:p text:style-name="P11"><text:span text:style-name="T4">&lt;ID, k&gt;</text:span></text:p>
      <text:p text:style-name="P11"><text:span text:style-name="T4">&lt;,&gt;</text:span></text:p>
      <text:p text:style-name="P11"><text:span text:style-name="T4">&lt;ID, m&gt;</text:span></text:p>
      <text:p text:style-name="P11"><text:span text:style-name="T4">&lt;IS, is&gt;</text:span></text:p>
      <text:p text:style-name="P11"><text:span text:style-name="T4">&lt;T_INTEGER, integer&gt;</text:span></text:p>
      <text:p text:style-name="P11"><text:span text:style-name="T4">&lt;;&gt;</text:span></text:p>
      <text:p text:style-name="P11"><text:span text:style-name="T4">&lt;ID, a&gt;</text:span></text:p>
      <text:p text:style-name="P11"><text:soft-page-break/><text:span text:style-name="T4">&lt;,&gt;</text:span></text:p>
      <text:p text:style-name="P11"><text:span text:style-name="T4">&lt;ID, j&gt;</text:span></text:p>
      <text:p text:style-name="P11"><text:span text:style-name="T4">&lt;IS, is&gt;</text:span></text:p>
      <text:p text:style-name="P11"><text:span text:style-name="T4">&lt;T_STRING, string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j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k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IF, if&gt;</text:span></text:p>
      <text:p text:style-name="P11"><text:span text:style-name="T4">&lt;(&gt;</text:span></text:p>
      <text:p text:style-name="P11"><text:span text:style-name="T4">&lt;ID, j&gt;</text:span></text:p>
      <text:p text:style-name="P11"><text:span text:style-name="T4">&lt;=&gt;</text:span></text:p>
      <text:p text:style-name="P11"><text:span text:style-name="T4">&lt;=&gt;</text:span></text:p>
      <text:p text:style-name="P11"><text:span text:style-name="T4">&lt;STRING, ok&gt;</text:span></text:p>
      <text:p text:style-name="P11"><text:span text:style-name="T4">&lt;)&gt;</text:span></text:p>
      <text:p text:style-name="P11"><text:span text:style-name="T4">&lt;BEGIN, begin&gt;</text:span></text:p>
      <text:p text:style-name="P11"><text:span text:style-name="T4">&lt;ID, result&gt;</text:span></text:p>
      <text:p text:style-name="P11"><text:span text:style-name="T4">&lt;=&gt;</text:span></text:p>
      <text:p text:style-name="P11"><text:span text:style-name="T4">&lt;ID, k&gt;</text:span></text:p>
      <text:p text:style-name="P11"><text:span text:style-name="T4">&lt;/&gt;</text:span></text:p>
      <text:p text:style-name="P11"><text:span text:style-name="T4">&lt;ID, m&gt;</text:span></text:p>
      <text:p text:style-name="P11"><text:span text:style-name="T4">&lt;END, end&gt;</text:span></text:p>
      <text:p text:style-name="P11"><text:span text:style-name="T4">&lt;ELSE, else&gt;</text:span></text:p>
      <text:p text:style-name="P11"><text:span text:style-name="T4">&lt;BEGIN, begin&gt;</text:span></text:p>
      <text:p text:style-name="P11"><text:span text:style-name="T4">&lt;ID, result&gt;</text:span></text:p>
      <text:p text:style-name="P11"><text:span text:style-name="T4">&lt;ATRIB, :=&gt;</text:span></text:p>
      <text:p text:style-name="P11"><text:span text:style-name="T4">&lt;NUM, 0&gt;</text:span></text:p>
      <text:p text:style-name="P11"><text:span text:style-name="T4">&lt;;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Erro na linha 18: Token inválido '“'</text:span></text:p>
      <text:p text:style-name="P11"><text:span text:style-name="T4">&lt;ID, Invalid&gt;</text:span></text:p>
      <text:p text:style-name="P11"><text:span text:style-name="T4">&lt;ID, entry&gt;</text:span></text:p>
      <text:p text:style-name="P11"><text:span text:style-name="T4">Erro na linha 18: Token inválido '”'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END, end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&lt;ID, result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EOF&gt;</text:span></text:p>
      <text:p text:style-name="P11"><text:span text:style-name="T4"/></text:p>
      <text:p text:style-name="P11"><text:span text:style-name="T4">Tabela de Símbolos:</text:span></text:p>
      <text:p text:style-name="P11"><text:soft-page-break/><text:span text:style-name="T4">init = &lt;INIT, init&gt;</text:span></text:p>
      <text:p text:style-name="P11"><text:span text:style-name="T4">a = &lt;ID, a&gt;</text:span></text:p>
      <text:p text:style-name="P11"><text:span text:style-name="T4">read = &lt;READ, read&gt;</text:span></text:p>
      <text:p text:style-name="P11"><text:span text:style-name="T4">or = &lt;OR, or&gt;</text:span></text:p>
      <text:p text:style-name="P11"><text:span text:style-name="T4">string = &lt;T_STRING, string&gt;</text:span></text:p>
      <text:p text:style-name="P11"><text:span text:style-name="T4">is = &lt;IS, is&gt;</text:span></text:p>
      <text:p text:style-name="P11"><text:span text:style-name="T4">j = &lt;ID, j&gt;</text:span></text:p>
      <text:p text:style-name="P11"><text:span text:style-name="T4">integer = &lt;T_INTEGER, integer&gt;</text:span></text:p>
      <text:p text:style-name="P11"><text:span text:style-name="T4">do = &lt;DO, do&gt;</text:span></text:p>
      <text:p text:style-name="P11"><text:span text:style-name="T4">k = &lt;ID, k&gt;</text:span></text:p>
      <text:p text:style-name="P11"><text:span text:style-name="T4">while = &lt;WHILE, while&gt;</text:span></text:p>
      <text:p text:style-name="P11"><text:span text:style-name="T4">m = &lt;ID, m&gt;</text:span></text:p>
      <text:p text:style-name="P11"><text:span text:style-name="T4">result = &lt;ID, result&gt;</text:span></text:p>
      <text:p text:style-name="P11"><text:span text:style-name="T4">entry = &lt;ID, entry&gt;</text:span></text:p>
      <text:p text:style-name="P11"><text:span text:style-name="T4">not = &lt;NOT, not&gt;</text:span></text:p>
      <text:p text:style-name="P11"><text:span text:style-name="T4">stop = &lt;STOP, stop&gt;</text:span></text:p>
      <text:p text:style-name="P11"><text:span text:style-name="T4">else = &lt;ELSE, else&gt;</text:span></text:p>
      <text:p text:style-name="P11"><text:span text:style-name="T4">and = &lt;AND, and&gt;</text:span></text:p>
      <text:p text:style-name="P11"><text:span text:style-name="T4">invalid = &lt;ID, Invalid&gt;</text:span></text:p>
      <text:p text:style-name="P11"><text:span text:style-name="T4">end = &lt;END, end&gt;</text:span></text:p>
      <text:p text:style-name="P11"><text:span text:style-name="T4">if = &lt;IF, if&gt;</text:span></text:p>
      <text:p text:style-name="P11"><text:span text:style-name="T4">begin = &lt;BEGIN, begin&gt;</text:span></text:p>
      <text:p text:style-name="P11"><text:span text:style-name="T4">write = &lt;WRITE, write&gt;</text:span></text:p>
      <text:p text:style-name="P11"><text:span text:style-name="T4"/></text:p>
      <text:p text:style-name="P26"><text:span text:style-name="T4">3.5.</text:span><text:span text:style-name="T6">3</text:span><text:span text:style-name="T4"> </text:span><text:span text:style-name="T6">Terceira</text:span><text:span text:style-name="T4"> execução</text:span></text:p>
      <text:p text:style-name="P26"><text:span text:style-name="T4"/></text:p>
      <text:p text:style-name="P11"><text:span text:style-name="T4">Código:</text:span></text:p>
      <text:p text:style-name="P11"><text:span text:style-name="T4"/></text:p>
      <text:p text:style-name="P11"><text:span text:style-name="T4">init</text:span></text:p>
      <text:p text:style-name="P11"><text:span text:style-name="T4">// Programa com if</text:span></text:p>
      <text:p text:style-name="P11"><text:span text:style-name="T4"/></text:p>
      <text:p text:style-name="P11"><text:span text:style-name="T4"><text:tab/><text:tab/> j, k, m is integer;</text:span></text:p>
      <text:p text:style-name="P11"><text:span text:style-name="T4"><text:tab/><text:tab/> a, j is string;</text:span></text:p>
      <text:p text:style-name="P11"><text:span text:style-name="T4"/></text:p>
      <text:p text:style-name="P11"><text:span text:style-name="T4"/></text:p>
      <text:p text:style-name="P11"><text:span text:style-name="T4"><text:tab/>read(j);</text:span></text:p>
      <text:p text:style-name="P11"><text:span text:style-name="T4"><text:tab/>read(k);</text:span></text:p>
      <text:p text:style-name="P11"><text:span text:style-name="T4"/></text:p>
      <text:p text:style-name="P11"><text:span text:style-name="T4"><text:s/><text:tab/>if (j == "ok")</text:span></text:p>
      <text:p text:style-name="P11"><text:span text:style-name="T4"><text:tab/>begin</text:span></text:p>
      <text:p text:style-name="P11"><text:span text:style-name="T4"><text:tab/><text:tab/>result = k/m</text:span></text:p>
      <text:p text:style-name="P11"><text:span text:style-name="T4"><text:tab/>end</text:span></text:p>
      <text:p text:style-name="P11"><text:span text:style-name="T4"><text:tab/>else</text:span></text:p>
      <text:p text:style-name="P11"><text:span text:style-name="T4"><text:tab/>begin</text:span></text:p>
      <text:p text:style-name="P11"><text:span text:style-name="T4"><text:tab/><text:tab/>result := 0;</text:span></text:p>
      <text:p text:style-name="P11"><text:span text:style-name="T4"><text:tab/><text:tab/>write ("Invalid entry");</text:span></text:p>
      <text:p text:style-name="P11"><text:span text:style-name="T4"><text:tab/>end</text:span></text:p>
      <text:p text:style-name="P11"><text:span text:style-name="T4"/></text:p>
      <text:p text:style-name="P11"><text:span text:style-name="T4"/></text:p>
      <text:p text:style-name="P11"><text:span text:style-name="T4"><text:tab/>write(result);</text:span></text:p>
      <text:p text:style-name="P11"><text:span text:style-name="T4"/></text:p>
      <text:p text:style-name="P11"><text:span text:style-name="T4"/></text:p>
      <text:p text:style-name="P11"><text:soft-page-break/><text:span text:style-name="T4">Resultado:</text:span></text:p>
      <text:p text:style-name="P11"><text:span text:style-name="T4"/></text:p>
      <text:p text:style-name="P11"><text:span text:style-name="T4">&lt;INIT, init&gt;</text:span></text:p>
      <text:p text:style-name="P11"><text:span text:style-name="T4">&lt;ID, j&gt;</text:span></text:p>
      <text:p text:style-name="P11"><text:span text:style-name="T4">&lt;,&gt;</text:span></text:p>
      <text:p text:style-name="P11"><text:span text:style-name="T4">&lt;ID, k&gt;</text:span></text:p>
      <text:p text:style-name="P11"><text:span text:style-name="T4">&lt;,&gt;</text:span></text:p>
      <text:p text:style-name="P11"><text:span text:style-name="T4">&lt;ID, m&gt;</text:span></text:p>
      <text:p text:style-name="P11"><text:span text:style-name="T4">&lt;IS, is&gt;</text:span></text:p>
      <text:p text:style-name="P11"><text:span text:style-name="T4">&lt;T_INTEGER, integer&gt;</text:span></text:p>
      <text:p text:style-name="P11"><text:span text:style-name="T4">&lt;;&gt;</text:span></text:p>
      <text:p text:style-name="P11"><text:span text:style-name="T4">&lt;ID, a&gt;</text:span></text:p>
      <text:p text:style-name="P11"><text:span text:style-name="T4">&lt;,&gt;</text:span></text:p>
      <text:p text:style-name="P11"><text:span text:style-name="T4">&lt;ID, j&gt;</text:span></text:p>
      <text:p text:style-name="P11"><text:span text:style-name="T4">&lt;IS, is&gt;</text:span></text:p>
      <text:p text:style-name="P11"><text:span text:style-name="T4">&lt;T_STRING, string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j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k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IF, if&gt;</text:span></text:p>
      <text:p text:style-name="P11"><text:span text:style-name="T4">&lt;(&gt;</text:span></text:p>
      <text:p text:style-name="P11"><text:span text:style-name="T4">&lt;ID, j&gt;</text:span></text:p>
      <text:p text:style-name="P11"><text:span text:style-name="T4">&lt;=&gt;</text:span></text:p>
      <text:p text:style-name="P11"><text:span text:style-name="T4">&lt;=&gt;</text:span></text:p>
      <text:p text:style-name="P11"><text:span text:style-name="T4">&lt;STRING, ok&gt;</text:span></text:p>
      <text:p text:style-name="P11"><text:span text:style-name="T4">&lt;)&gt;</text:span></text:p>
      <text:p text:style-name="P11"><text:span text:style-name="T4">&lt;BEGIN, begin&gt;</text:span></text:p>
      <text:p text:style-name="P11"><text:span text:style-name="T4">&lt;ID, result&gt;</text:span></text:p>
      <text:p text:style-name="P11"><text:span text:style-name="T4">&lt;=&gt;</text:span></text:p>
      <text:p text:style-name="P11"><text:span text:style-name="T4">&lt;ID, k&gt;</text:span></text:p>
      <text:p text:style-name="P11"><text:span text:style-name="T4">&lt;/&gt;</text:span></text:p>
      <text:p text:style-name="P11"><text:span text:style-name="T4">&lt;ID, m&gt;</text:span></text:p>
      <text:p text:style-name="P11"><text:span text:style-name="T4">&lt;END, end&gt;</text:span></text:p>
      <text:p text:style-name="P11"><text:span text:style-name="T4">&lt;ELSE, else&gt;</text:span></text:p>
      <text:p text:style-name="P11"><text:span text:style-name="T4">&lt;BEGIN, begin&gt;</text:span></text:p>
      <text:p text:style-name="P11"><text:span text:style-name="T4">&lt;ID, result&gt;</text:span></text:p>
      <text:p text:style-name="P11"><text:span text:style-name="T4">&lt;ATRIB, :=&gt;</text:span></text:p>
      <text:p text:style-name="P11"><text:span text:style-name="T4">&lt;NUM, 0&gt;</text:span></text:p>
      <text:p text:style-name="P11"><text:span text:style-name="T4">&lt;;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&lt;STRING, Invalid entry&gt;</text:span></text:p>
      <text:p text:style-name="P11"><text:span text:style-name="T4">&lt;)&gt;</text:span></text:p>
      <text:p text:style-name="P11"><text:span text:style-name="T4">&lt;;&gt;</text:span></text:p>
      <text:p text:style-name="P11"><text:soft-page-break/><text:span text:style-name="T4">&lt;END, end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&lt;ID, result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EOF&gt;</text:span></text:p>
      <text:p text:style-name="P11"><text:span text:style-name="T4"/></text:p>
      <text:p text:style-name="P11"><text:span text:style-name="T4">Tabela de Símbolos:</text:span></text:p>
      <text:p text:style-name="P11"><text:span text:style-name="T4">init = &lt;INIT, init&gt;</text:span></text:p>
      <text:p text:style-name="P11"><text:span text:style-name="T4">a = &lt;ID, a&gt;</text:span></text:p>
      <text:p text:style-name="P11"><text:span text:style-name="T4">read = &lt;READ, read&gt;</text:span></text:p>
      <text:p text:style-name="P11"><text:span text:style-name="T4">or = &lt;OR, or&gt;</text:span></text:p>
      <text:p text:style-name="P11"><text:span text:style-name="T4">string = &lt;T_STRING, string&gt;</text:span></text:p>
      <text:p text:style-name="P11"><text:span text:style-name="T4">is = &lt;IS, is&gt;</text:span></text:p>
      <text:p text:style-name="P11"><text:span text:style-name="T4">j = &lt;ID, j&gt;</text:span></text:p>
      <text:p text:style-name="P11"><text:span text:style-name="T4">integer = &lt;T_INTEGER, integer&gt;</text:span></text:p>
      <text:p text:style-name="P11"><text:span text:style-name="T4">do = &lt;DO, do&gt;</text:span></text:p>
      <text:p text:style-name="P11"><text:span text:style-name="T4">k = &lt;ID, k&gt;</text:span></text:p>
      <text:p text:style-name="P11"><text:span text:style-name="T4">while = &lt;WHILE, while&gt;</text:span></text:p>
      <text:p text:style-name="P11"><text:span text:style-name="T4">m = &lt;ID, m&gt;</text:span></text:p>
      <text:p text:style-name="P11"><text:span text:style-name="T4">result = &lt;ID, result&gt;</text:span></text:p>
      <text:p text:style-name="P11"><text:span text:style-name="T4">not = &lt;NOT, not&gt;</text:span></text:p>
      <text:p text:style-name="P11"><text:span text:style-name="T4">stop = &lt;STOP, stop&gt;</text:span></text:p>
      <text:p text:style-name="P11"><text:span text:style-name="T4">else = &lt;ELSE, else&gt;</text:span></text:p>
      <text:p text:style-name="P11"><text:span text:style-name="T4">and = &lt;AND, and&gt;</text:span></text:p>
      <text:p text:style-name="P11"><text:span text:style-name="T4">end = &lt;END, end&gt;</text:span></text:p>
      <text:p text:style-name="P11"><text:span text:style-name="T4">if = &lt;IF, if&gt;</text:span></text:p>
      <text:p text:style-name="P11"><text:span text:style-name="T4">begin = &lt;BEGIN, begin&gt;</text:span></text:p>
      <text:p text:style-name="P11"><text:span text:style-name="T4">write = &lt;WRITE, write&gt;</text:span></text:p>
      <text:p text:style-name="P11"><text:span text:style-name="T4"/></text:p>
      <text:p text:style-name="P22"><text:bookmark-start text:name="__DdeLink__32_668952772"/><text:span text:style-name="T4">3.</text:span><text:span text:style-name="T6">6</text:span><text:span text:style-name="T4"> Teste </text:span><text:span text:style-name="T6">6</text:span><text:bookmark-end text:name="__DdeLink__32_668952772"/></text:p>
      <text:p text:style-name="P22"><text:span text:style-name="T6"/></text:p>
      <text:p text:style-name="P26"><text:bookmark-start text:name="__DdeLink__30_668952772"/><text:span text:style-name="T6">3.6.1 Primeira execução</text:span></text:p>
      <text:p text:style-name="P22"><text:span text:style-name="T6"/></text:p>
      <text:p text:style-name="P11"><text:span text:style-name="T4">Código:</text:span><text:bookmark-end text:name="__DdeLink__30_668952772"/></text:p>
      <text:p text:style-name="P11"><text:span text:style-name="T4"/></text:p>
      <text:p text:style-name="P11"><text:span text:style-name="T4">init</text:span></text:p>
      <text:p text:style-name="P11"><text:span text:style-name="T4"><text:s/><text:tab/>a, b, c, maior is integer;</text:span></text:p>
      <text:p text:style-name="P11"><text:span text:style-name="T4"/></text:p>
      <text:p text:style-name="P11"><text:span text:style-name="T4"><text:tab/><text:tab/>read(a);</text:span></text:p>
      <text:p text:style-name="P11"><text:span text:style-name="T4"><text:tab/><text:tab/>read(b);</text:span></text:p>
      <text:p text:style-name="P11"><text:span text:style-name="T4"><text:tab/><text:tab/>read(c;</text:span></text:p>
      <text:p text:style-name="P11"><text:span text:style-name="T4"/></text:p>
      <text:p text:style-name="P11"><text:span text:style-name="T4"><text:tab/><text:tab/>maior := 0;</text:span></text:p>
      <text:p text:style-name="P11"><text:span text:style-name="T4"><text:tab/><text:tab/>if ( a&gt;b and a&gt;c )</text:span></text:p>
      <text:p text:style-name="P11"><text:span text:style-name="T4"><text:tab/><text:tab/><text:tab/>maior := a;</text:span></text:p>
      <text:p text:style-name="P11"><text:span text:style-name="T4"/></text:p>
      <text:p text:style-name="P11"><text:span text:style-name="T4"><text:tab/><text:tab/>else</text:span></text:p>
      <text:p text:style-name="P11"><text:span text:style-name="T4"><text:tab/><text:tab/><text:tab/>if (b&gt;c)</text:span></text:p>
      <text:p text:style-name="P11"><text:span text:style-name="T4"><text:tab/><text:tab/><text:tab/><text:tab/>maior := b;</text:span></text:p>
      <text:p text:style-name="P11"><text:span text:style-name="T4"/></text:p>
      <text:p text:style-name="P11"><text:soft-page-break/><text:span text:style-name="T4"><text:tab/><text:tab/><text:tab/>else</text:span></text:p>
      <text:p text:style-name="P11"><text:span text:style-name="T4"><text:tab/><text:tab/><text:tab/><text:tab/>maior := c;</text:span></text:p>
      <text:p text:style-name="P11"><text:span text:style-name="T4"/></text:p>
      <text:p text:style-name="P11"><text:span text:style-name="T4"/></text:p>
      <text:p text:style-name="P11"><text:span text:style-name="T4"><text:tab/><text:tab/>write(“Maior idade: ”);</text:span></text:p>
      <text:p text:style-name="P11"><text:span text:style-name="T4"><text:tab/><text:tab/>write(maior);</text:span></text:p>
      <text:p text:style-name="P11"><text:span text:style-name="T4">end</text:span></text:p>
      <text:p text:style-name="P11"><text:span text:style-name="T4"/></text:p>
      <text:p text:style-name="P11"><text:span text:style-name="T4">Resultado:</text:span></text:p>
      <text:p text:style-name="P11"><text:span text:style-name="T4"/></text:p>
      <text:p text:style-name="P11"><text:span text:style-name="T4"/></text:p>
      <text:p text:style-name="P11"><text:span text:style-name="T4">&lt;INIT, init&gt;</text:span></text:p>
      <text:p text:style-name="P11"><text:span text:style-name="T4">&lt;ID, a&gt;</text:span></text:p>
      <text:p text:style-name="P11"><text:span text:style-name="T4">&lt;,&gt;</text:span></text:p>
      <text:p text:style-name="P11"><text:span text:style-name="T4">&lt;ID, b&gt;</text:span></text:p>
      <text:p text:style-name="P11"><text:span text:style-name="T4">&lt;,&gt;</text:span></text:p>
      <text:p text:style-name="P11"><text:span text:style-name="T4">&lt;ID, c&gt;</text:span></text:p>
      <text:p text:style-name="P11"><text:span text:style-name="T4">&lt;,&gt;</text:span></text:p>
      <text:p text:style-name="P11"><text:span text:style-name="T4">&lt;ID, maior&gt;</text:span></text:p>
      <text:p text:style-name="P11"><text:span text:style-name="T4">&lt;IS, is&gt;</text:span></text:p>
      <text:p text:style-name="P11"><text:span text:style-name="T4">&lt;T_INTEGER, integer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a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b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READ, read&gt;</text:span></text:p>
      <text:p text:style-name="P11"><text:span text:style-name="T4">&lt;(&gt;</text:span></text:p>
      <text:p text:style-name="P11"><text:span text:style-name="T4">&lt;ID, c&gt;</text:span></text:p>
      <text:p text:style-name="P11"><text:span text:style-name="T4">&lt;;&gt;</text:span></text:p>
      <text:p text:style-name="P11"><text:span text:style-name="T4">&lt;ID, maior&gt;</text:span></text:p>
      <text:p text:style-name="P11"><text:span text:style-name="T4">&lt;ATRIB, :=&gt;</text:span></text:p>
      <text:p text:style-name="P11"><text:span text:style-name="T4">&lt;NUM, 0&gt;</text:span></text:p>
      <text:p text:style-name="P11"><text:span text:style-name="T4">&lt;;&gt;</text:span></text:p>
      <text:p text:style-name="P11"><text:span text:style-name="T4">&lt;IF, if&gt;</text:span></text:p>
      <text:p text:style-name="P11"><text:span text:style-name="T4">&lt;(&gt;</text:span></text:p>
      <text:p text:style-name="P11"><text:span text:style-name="T4">&lt;ID, a&gt;</text:span></text:p>
      <text:p text:style-name="P11"><text:span text:style-name="T4">&lt;&gt;&gt;</text:span></text:p>
      <text:p text:style-name="P11"><text:span text:style-name="T4">&lt;ID, b&gt;</text:span></text:p>
      <text:p text:style-name="P11"><text:span text:style-name="T4">&lt;AND, and&gt;</text:span></text:p>
      <text:p text:style-name="P11"><text:span text:style-name="T4">&lt;ID, a&gt;</text:span></text:p>
      <text:p text:style-name="P11"><text:span text:style-name="T4">&lt;&gt;&gt;</text:span></text:p>
      <text:p text:style-name="P11"><text:span text:style-name="T4">&lt;ID, c&gt;</text:span></text:p>
      <text:p text:style-name="P11"><text:span text:style-name="T4">&lt;)&gt;</text:span></text:p>
      <text:p text:style-name="P11"><text:span text:style-name="T4">&lt;ID, maior&gt;</text:span></text:p>
      <text:p text:style-name="P11"><text:span text:style-name="T4">&lt;ATRIB, :=&gt;</text:span></text:p>
      <text:p text:style-name="P11"><text:soft-page-break/><text:span text:style-name="T4">&lt;ID, a&gt;</text:span></text:p>
      <text:p text:style-name="P11"><text:span text:style-name="T4">&lt;;&gt;</text:span></text:p>
      <text:p text:style-name="P11"><text:span text:style-name="T4">&lt;ELSE, else&gt;</text:span></text:p>
      <text:p text:style-name="P11"><text:span text:style-name="T4">&lt;IF, if&gt;</text:span></text:p>
      <text:p text:style-name="P11"><text:span text:style-name="T4">&lt;(&gt;</text:span></text:p>
      <text:p text:style-name="P11"><text:span text:style-name="T4">&lt;ID, b&gt;</text:span></text:p>
      <text:p text:style-name="P11"><text:span text:style-name="T4">&lt;&gt;&gt;</text:span></text:p>
      <text:p text:style-name="P11"><text:span text:style-name="T4">&lt;ID, c&gt;</text:span></text:p>
      <text:p text:style-name="P11"><text:span text:style-name="T4">&lt;)&gt;</text:span></text:p>
      <text:p text:style-name="P11"><text:span text:style-name="T4">&lt;ID, maior&gt;</text:span></text:p>
      <text:p text:style-name="P11"><text:span text:style-name="T4">&lt;ATRIB, :=&gt;</text:span></text:p>
      <text:p text:style-name="P11"><text:span text:style-name="T4">&lt;ID, b&gt;</text:span></text:p>
      <text:p text:style-name="P11"><text:span text:style-name="T4">&lt;;&gt;</text:span></text:p>
      <text:p text:style-name="P11"><text:span text:style-name="T4">&lt;ELSE, else&gt;</text:span></text:p>
      <text:p text:style-name="P11"><text:span text:style-name="T4">&lt;ID, maior&gt;</text:span></text:p>
      <text:p text:style-name="P11"><text:span text:style-name="T4">&lt;ATRIB, :=&gt;</text:span></text:p>
      <text:p text:style-name="P11"><text:span text:style-name="T4">&lt;ID, c&gt;</text:span></text:p>
      <text:p text:style-name="P11"><text:span text:style-name="T4">&lt;;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Erro na linha 20: Token inválido '“'</text:span></text:p>
      <text:p text:style-name="P11"><text:span text:style-name="T4">&lt;ID, maior&gt;</text:span></text:p>
      <text:p text:style-name="P11"><text:span text:style-name="T4">&lt;ID, idade&gt;</text:span></text:p>
      <text:p text:style-name="P11"><text:span text:style-name="T4">&lt;:&gt;</text:span></text:p>
      <text:p text:style-name="P11"><text:span text:style-name="T4">Erro na linha 20: Token inválido '”'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WRITE, write&gt;</text:span></text:p>
      <text:p text:style-name="P11"><text:span text:style-name="T4">&lt;(&gt;</text:span></text:p>
      <text:p text:style-name="P11"><text:span text:style-name="T4">&lt;ID, maior&gt;</text:span></text:p>
      <text:p text:style-name="P11"><text:span text:style-name="T4">&lt;)&gt;</text:span></text:p>
      <text:p text:style-name="P11"><text:span text:style-name="T4">&lt;;&gt;</text:span></text:p>
      <text:p text:style-name="P11"><text:span text:style-name="T4">&lt;EOF&gt;</text:span></text:p>
      <text:p text:style-name="P11"><text:span text:style-name="T4"/></text:p>
      <text:p text:style-name="P11"><text:span text:style-name="T4">Tabela de Símbolos:</text:span></text:p>
      <text:p text:style-name="P11"><text:span text:style-name="T4">init = &lt;INIT, init&gt;</text:span></text:p>
      <text:p text:style-name="P11"><text:span text:style-name="T4">a = &lt;ID, a&gt;</text:span></text:p>
      <text:p text:style-name="P11"><text:span text:style-name="T4">b = &lt;ID, b&gt;</text:span></text:p>
      <text:p text:style-name="P11"><text:span text:style-name="T4">read = &lt;READ, read&gt;</text:span></text:p>
      <text:p text:style-name="P11"><text:span text:style-name="T4">or = &lt;OR, or&gt;</text:span></text:p>
      <text:p text:style-name="P11"><text:span text:style-name="T4">c = &lt;ID, c&gt;</text:span></text:p>
      <text:p text:style-name="P11"><text:span text:style-name="T4">string = &lt;T_STRING, string&gt;</text:span></text:p>
      <text:p text:style-name="P11"><text:span text:style-name="T4">is = &lt;IS, is&gt;</text:span></text:p>
      <text:p text:style-name="P11"><text:span text:style-name="T4">integer = &lt;T_INTEGER, integer&gt;</text:span></text:p>
      <text:p text:style-name="P11"><text:span text:style-name="T4">do = &lt;DO, do&gt;</text:span></text:p>
      <text:p text:style-name="P11"><text:span text:style-name="T4">while = &lt;WHILE, while&gt;</text:span></text:p>
      <text:p text:style-name="P11"><text:span text:style-name="T4">idade = &lt;ID, idade&gt;</text:span></text:p>
      <text:p text:style-name="P11"><text:span text:style-name="T4">not = &lt;NOT, not&gt;</text:span></text:p>
      <text:p text:style-name="P11"><text:span text:style-name="T4">stop = &lt;STOP, stop&gt;</text:span></text:p>
      <text:p text:style-name="P11"><text:span text:style-name="T4">maior = &lt;ID, maior&gt;</text:span></text:p>
      <text:p text:style-name="P11"><text:span text:style-name="T4">else = &lt;ELSE, else&gt;</text:span></text:p>
      <text:p text:style-name="P11"><text:span text:style-name="T4">and = &lt;AND, and&gt;</text:span></text:p>
      <text:p text:style-name="P11"><text:soft-page-break/><text:span text:style-name="T4">end = &lt;END, end&gt;</text:span></text:p>
      <text:p text:style-name="P11"><text:span text:style-name="T4">if = &lt;IF, if&gt;</text:span></text:p>
      <text:p text:style-name="P11"><text:span text:style-name="T4">begin = &lt;BEGIN, begin&gt;</text:span></text:p>
      <text:p text:style-name="P11"><text:span text:style-name="T4">write = &lt;WRITE, write&gt;</text:span></text:p>
      <text:p text:style-name="P11"><text:span text:style-name="T4"/></text:p>
      <text:p text:style-name="P26"><text:span text:style-name="T6">3.6.2 Segunda execução</text:span></text:p>
      <text:p text:style-name="P22"><text:span text:style-name="T6"/></text:p>
      <text:p text:style-name="P11"><text:span text:style-name="T4">Código:</text:span></text:p>
      <text:p text:style-name="P11"><text:span text:style-name="T4"/></text:p>
      <text:p text:style-name="P12"><text:span text:style-name="T4">init</text:span></text:p>
      <text:p text:style-name="P12"><text:span text:style-name="T4"><text:s/><text:tab/>a, b, c, maior is integer;</text:span></text:p>
      <text:p text:style-name="P12"><text:span text:style-name="T4"/></text:p>
      <text:p text:style-name="P12"><text:span text:style-name="T4"><text:tab/><text:tab/>read(a);</text:span></text:p>
      <text:p text:style-name="P12"><text:span text:style-name="T4"><text:tab/><text:tab/>read(b);</text:span></text:p>
      <text:p text:style-name="P12"><text:span text:style-name="T4"><text:tab/><text:tab/>read(c;</text:span></text:p>
      <text:p text:style-name="P12"><text:span text:style-name="T4"/></text:p>
      <text:p text:style-name="P12"><text:span text:style-name="T4"><text:tab/><text:tab/>maior := 0;</text:span></text:p>
      <text:p text:style-name="P12"><text:span text:style-name="T4"><text:tab/><text:tab/>if ( a&gt;b and a&gt;c )</text:span></text:p>
      <text:p text:style-name="P12"><text:span text:style-name="T4"><text:tab/><text:tab/><text:tab/>maior := a;</text:span></text:p>
      <text:p text:style-name="P12"><text:span text:style-name="T4"/></text:p>
      <text:p text:style-name="P12"><text:span text:style-name="T4"><text:tab/><text:tab/>else</text:span></text:p>
      <text:p text:style-name="P12"><text:span text:style-name="T4"><text:tab/><text:tab/><text:tab/>if (b&gt;c)</text:span></text:p>
      <text:p text:style-name="P12"><text:span text:style-name="T4"><text:tab/><text:tab/><text:tab/><text:tab/>maior := b;</text:span></text:p>
      <text:p text:style-name="P12"><text:span text:style-name="T4"/></text:p>
      <text:p text:style-name="P12"><text:span text:style-name="T4"><text:tab/><text:tab/><text:tab/>else</text:span></text:p>
      <text:p text:style-name="P12"><text:span text:style-name="T4"><text:tab/><text:tab/><text:tab/><text:tab/>maior := c;</text:span></text:p>
      <text:p text:style-name="P12"><text:span text:style-name="T4"/></text:p>
      <text:p text:style-name="P12"><text:span text:style-name="T4"/></text:p>
      <text:p text:style-name="P12"><text:span text:style-name="T4"><text:tab/><text:tab/>write("Maior idade: ");</text:span></text:p>
      <text:p text:style-name="P12"><text:span text:style-name="T4"><text:tab/><text:tab/>write(maior);</text:span></text:p>
      <text:p text:style-name="P12"><text:span text:style-name="T4">end</text:span></text:p>
      <text:p text:style-name="P12"><text:span text:style-name="T4"/></text:p>
      <text:p text:style-name="P12"><text:span text:style-name="T4">Resultado: </text:span></text:p>
      <text:p text:style-name="P12"><text:span text:style-name="T4"/></text:p>
      <text:p text:style-name="P12"><text:span text:style-name="T4">&lt;INIT, init&gt;</text:span></text:p>
      <text:p text:style-name="P12"><text:span text:style-name="T4">&lt;ID, a&gt;</text:span></text:p>
      <text:p text:style-name="P12"><text:span text:style-name="T4">&lt;,&gt;</text:span></text:p>
      <text:p text:style-name="P12"><text:span text:style-name="T4">&lt;ID, b&gt;</text:span></text:p>
      <text:p text:style-name="P12"><text:span text:style-name="T4">&lt;,&gt;</text:span></text:p>
      <text:p text:style-name="P12"><text:span text:style-name="T4">&lt;ID, c&gt;</text:span></text:p>
      <text:p text:style-name="P12"><text:span text:style-name="T4">&lt;,&gt;</text:span></text:p>
      <text:p text:style-name="P12"><text:span text:style-name="T4">&lt;ID, maior&gt;</text:span></text:p>
      <text:p text:style-name="P12"><text:span text:style-name="T4">&lt;IS, is&gt;</text:span></text:p>
      <text:p text:style-name="P12"><text:span text:style-name="T4">&lt;T_INTEGER, integer&gt;</text:span></text:p>
      <text:p text:style-name="P12"><text:span text:style-name="T4">&lt;;&gt;</text:span></text:p>
      <text:p text:style-name="P12"><text:span text:style-name="T4">&lt;READ, read&gt;</text:span></text:p>
      <text:p text:style-name="P12"><text:span text:style-name="T4">&lt;(&gt;</text:span></text:p>
      <text:p text:style-name="P12"><text:span text:style-name="T4">&lt;ID, a&gt;</text:span></text:p>
      <text:p text:style-name="P12"><text:span text:style-name="T4">&lt;)&gt;</text:span></text:p>
      <text:p text:style-name="P12"><text:span text:style-name="T4">&lt;;&gt;</text:span></text:p>
      <text:p text:style-name="P12"><text:span text:style-name="T4">&lt;READ, read&gt;</text:span></text:p>
      <text:p text:style-name="P12"><text:span text:style-name="T4">&lt;(&gt;</text:span></text:p>
      <text:p text:style-name="P12"><text:soft-page-break/><text:span text:style-name="T4">&lt;ID, b&gt;</text:span></text:p>
      <text:p text:style-name="P12"><text:span text:style-name="T4">&lt;)&gt;</text:span></text:p>
      <text:p text:style-name="P12"><text:span text:style-name="T4">&lt;;&gt;</text:span></text:p>
      <text:p text:style-name="P12"><text:span text:style-name="T4">&lt;READ, read&gt;</text:span></text:p>
      <text:p text:style-name="P12"><text:span text:style-name="T4">&lt;(&gt;</text:span></text:p>
      <text:p text:style-name="P12"><text:span text:style-name="T4">&lt;ID, c&gt;</text:span></text:p>
      <text:p text:style-name="P12"><text:span text:style-name="T4">&lt;;&gt;</text:span></text:p>
      <text:p text:style-name="P12"><text:span text:style-name="T4">&lt;ID, maior&gt;</text:span></text:p>
      <text:p text:style-name="P12"><text:span text:style-name="T4">&lt;ATRIB, :=&gt;</text:span></text:p>
      <text:p text:style-name="P12"><text:span text:style-name="T4">&lt;NUM, 0&gt;</text:span></text:p>
      <text:p text:style-name="P12"><text:span text:style-name="T4">&lt;;&gt;</text:span></text:p>
      <text:p text:style-name="P12"><text:span text:style-name="T4">&lt;IF, if&gt;</text:span></text:p>
      <text:p text:style-name="P12"><text:span text:style-name="T4">&lt;(&gt;</text:span></text:p>
      <text:p text:style-name="P12"><text:span text:style-name="T4">&lt;ID, a&gt;</text:span></text:p>
      <text:p text:style-name="P12"><text:span text:style-name="T4">&lt;&gt;&gt;</text:span></text:p>
      <text:p text:style-name="P12"><text:span text:style-name="T4">&lt;ID, b&gt;</text:span></text:p>
      <text:p text:style-name="P12"><text:span text:style-name="T4">&lt;AND, and&gt;</text:span></text:p>
      <text:p text:style-name="P12"><text:span text:style-name="T4">&lt;ID, a&gt;</text:span></text:p>
      <text:p text:style-name="P12"><text:span text:style-name="T4">&lt;&gt;&gt;</text:span></text:p>
      <text:p text:style-name="P12"><text:span text:style-name="T4">&lt;ID, c&gt;</text:span></text:p>
      <text:p text:style-name="P12"><text:span text:style-name="T4">&lt;)&gt;</text:span></text:p>
      <text:p text:style-name="P12"><text:span text:style-name="T4">&lt;ID, maior&gt;</text:span></text:p>
      <text:p text:style-name="P12"><text:span text:style-name="T4">&lt;ATRIB, :=&gt;</text:span></text:p>
      <text:p text:style-name="P12"><text:span text:style-name="T4">&lt;ID, a&gt;</text:span></text:p>
      <text:p text:style-name="P12"><text:span text:style-name="T4">&lt;;&gt;</text:span></text:p>
      <text:p text:style-name="P12"><text:span text:style-name="T4">&lt;ELSE, else&gt;</text:span></text:p>
      <text:p text:style-name="P12"><text:span text:style-name="T4">&lt;IF, if&gt;</text:span></text:p>
      <text:p text:style-name="P12"><text:span text:style-name="T4">&lt;(&gt;</text:span></text:p>
      <text:p text:style-name="P12"><text:span text:style-name="T4">&lt;ID, b&gt;</text:span></text:p>
      <text:p text:style-name="P12"><text:span text:style-name="T4">&lt;&gt;&gt;</text:span></text:p>
      <text:p text:style-name="P12"><text:span text:style-name="T4">&lt;ID, c&gt;</text:span></text:p>
      <text:p text:style-name="P12"><text:span text:style-name="T4">&lt;)&gt;</text:span></text:p>
      <text:p text:style-name="P12"><text:span text:style-name="T4">&lt;ID, maior&gt;</text:span></text:p>
      <text:p text:style-name="P12"><text:span text:style-name="T4">&lt;ATRIB, :=&gt;</text:span></text:p>
      <text:p text:style-name="P12"><text:span text:style-name="T4">&lt;ID, b&gt;</text:span></text:p>
      <text:p text:style-name="P12"><text:span text:style-name="T4">&lt;;&gt;</text:span></text:p>
      <text:p text:style-name="P12"><text:span text:style-name="T4">&lt;ELSE, else&gt;</text:span></text:p>
      <text:p text:style-name="P12"><text:span text:style-name="T4">&lt;ID, maior&gt;</text:span></text:p>
      <text:p text:style-name="P12"><text:span text:style-name="T4">&lt;ATRIB, :=&gt;</text:span></text:p>
      <text:p text:style-name="P12"><text:span text:style-name="T4">&lt;ID, c&gt;</text:span></text:p>
      <text:p text:style-name="P12"><text:span text:style-name="T4">&lt;;&gt;</text:span></text:p>
      <text:p text:style-name="P12"><text:span text:style-name="T4">&lt;WRITE, write&gt;</text:span></text:p>
      <text:p text:style-name="P12"><text:span text:style-name="T4">&lt;(&gt;</text:span></text:p>
      <text:p text:style-name="P12"><text:span text:style-name="T4">&lt;STRING, Maior idade: &gt;</text:span></text:p>
      <text:p text:style-name="P12"><text:span text:style-name="T4">&lt;)&gt;</text:span></text:p>
      <text:p text:style-name="P12"><text:span text:style-name="T4">&lt;;&gt;</text:span></text:p>
      <text:p text:style-name="P12"><text:span text:style-name="T4">&lt;WRITE, write&gt;</text:span></text:p>
      <text:p text:style-name="P12"><text:span text:style-name="T4">&lt;(&gt;</text:span></text:p>
      <text:p text:style-name="P12"><text:span text:style-name="T4">&lt;ID, maior&gt;</text:span></text:p>
      <text:p text:style-name="P12"><text:span text:style-name="T4">&lt;)&gt;</text:span></text:p>
      <text:p text:style-name="P12"><text:span text:style-name="T4">&lt;;&gt;</text:span></text:p>
      <text:p text:style-name="P12"><text:span text:style-name="T4">&lt;EOF&gt;</text:span></text:p>
      <text:p text:style-name="P12"><text:soft-page-break/><text:span text:style-name="T4"/></text:p>
      <text:p text:style-name="P12"><text:span text:style-name="T4">Tabela de Símbolos:</text:span></text:p>
      <text:p text:style-name="P12"><text:span text:style-name="T4">init = &lt;INIT, init&gt;</text:span></text:p>
      <text:p text:style-name="P12"><text:span text:style-name="T4">a = &lt;ID, a&gt;</text:span></text:p>
      <text:p text:style-name="P12"><text:span text:style-name="T4">b = &lt;ID, b&gt;</text:span></text:p>
      <text:p text:style-name="P12"><text:span text:style-name="T4">read = &lt;READ, read&gt;</text:span></text:p>
      <text:p text:style-name="P12"><text:span text:style-name="T4">or = &lt;OR, or&gt;</text:span></text:p>
      <text:p text:style-name="P12"><text:span text:style-name="T4">c = &lt;ID, c&gt;</text:span></text:p>
      <text:p text:style-name="P12"><text:span text:style-name="T4">string = &lt;T_STRING, string&gt;</text:span></text:p>
      <text:p text:style-name="P12"><text:span text:style-name="T4">is = &lt;IS, is&gt;</text:span></text:p>
      <text:p text:style-name="P12"><text:span text:style-name="T4">integer = &lt;T_INTEGER, integer&gt;</text:span></text:p>
      <text:p text:style-name="P12"><text:span text:style-name="T4">do = &lt;DO, do&gt;</text:span></text:p>
      <text:p text:style-name="P12"><text:span text:style-name="T4">while = &lt;WHILE, while&gt;</text:span></text:p>
      <text:p text:style-name="P12"><text:span text:style-name="T4">not = &lt;NOT, not&gt;</text:span></text:p>
      <text:p text:style-name="P12"><text:span text:style-name="T4">stop = &lt;STOP, stop&gt;</text:span></text:p>
      <text:p text:style-name="P12"><text:span text:style-name="T4">maior = &lt;ID, maior&gt;</text:span></text:p>
      <text:p text:style-name="P12"><text:span text:style-name="T4">else = &lt;ELSE, else&gt;</text:span></text:p>
      <text:p text:style-name="P12"><text:span text:style-name="T4">and = &lt;AND, and&gt;</text:span></text:p>
      <text:p text:style-name="P12"><text:span text:style-name="T4">end = &lt;END, end&gt;</text:span></text:p>
      <text:p text:style-name="P12"><text:span text:style-name="T4">if = &lt;IF, if&gt;</text:span></text:p>
      <text:p text:style-name="P12"><text:span text:style-name="T4">begin = &lt;BEGIN, begin&gt;</text:span></text:p>
      <text:p text:style-name="P12"><text:span text:style-name="T4">write = &lt;WRITE, write&gt;</text:span></text:p>
      <text:p text:style-name="P12"><text:span text:style-name="T4"/></text:p>
      <text:p text:style-name="P12"><text:span text:style-name="T4"/></text:p>
      <text:p text:style-name="P23"><text:bookmark-start text:name="__DdeLink__38_668952772"/><text:span text:style-name="T4">3.</text:span><text:span text:style-name="T7">7</text:span><text:span text:style-name="T4"> Teste </text:span><text:span text:style-name="T7">7</text:span></text:p>
      <text:p text:style-name="P23"><text:span text:style-name="T7"/></text:p>
      <text:p text:style-name="P27"><text:bookmark-start text:name="__DdeLink__35_668952772"/><text:span text:style-name="T6">3.</text:span><text:span text:style-name="T8">7</text:span><text:span text:style-name="T6">.</text:span><text:span text:style-name="T8">1</text:span><text:span text:style-name="T6"> </text:span><text:span text:style-name="T8">Primeira</text:span><text:span text:style-name="T6"> execução</text:span><text:bookmark-end text:name="__DdeLink__35_668952772"/></text:p>
      <text:p text:style-name="P27"><text:bookmark-end text:name="__DdeLink__38_668952772"/><text:span text:style-name="T6"/></text:p>
      <text:p text:style-name="P13"><text:span text:style-name="T4">Código:</text:span></text:p>
      <text:p text:style-name="P13"><text:span text:style-name="T4"/></text:p>
      <text:p text:style-name="P14"><text:span text:style-name="T4">init</text:span></text:p>
      <text:p text:style-name="P14"><text:span text:style-name="T4"><text:s/><text:tab/>a,b,c is integer;</text:span></text:p>
      <text:p text:style-name="P14"><text:span text:style-name="T4"><text:s text:c="8"/>if ( a&gt;b and a&gt;c )</text:span></text:p>
      <text:p text:style-name="P14"><text:span text:style-name="T4"><text:s text:c="8"/>else</text:span></text:p>
      <text:p text:style-name="P14"><text:span text:style-name="T4"><text:s text:c="12"/>write("a&lt;b \" and \"a&lt;c");</text:span></text:p>
      <text:p text:style-name="P14"><text:span text:style-name="T4"><text:s text:c="8"/></text:span></text:p>
      <text:p text:style-name="P14"><text:span text:style-name="T4"/></text:p>
      <text:p text:style-name="P14"><text:span text:style-name="T4">Resultado:</text:span></text:p>
      <text:p text:style-name="P14"><text:span text:style-name="T4"/></text:p>
      <text:p text:style-name="P14"><text:span text:style-name="T4">&lt;INIT, init&gt;</text:span></text:p>
      <text:p text:style-name="P14"><text:span text:style-name="T4">&lt;ID, a&gt;</text:span></text:p>
      <text:p text:style-name="P14"><text:span text:style-name="T4">&lt;,&gt;</text:span></text:p>
      <text:p text:style-name="P14"><text:span text:style-name="T4">&lt;ID, b&gt;</text:span></text:p>
      <text:p text:style-name="P14"><text:span text:style-name="T4">&lt;,&gt;</text:span></text:p>
      <text:p text:style-name="P14"><text:span text:style-name="T4">&lt;ID, c&gt;</text:span></text:p>
      <text:p text:style-name="P14"><text:span text:style-name="T4">&lt;IS, is&gt;</text:span></text:p>
      <text:p text:style-name="P14"><text:span text:style-name="T4">&lt;T_INTEGER, integer&gt;</text:span></text:p>
      <text:p text:style-name="P14"><text:span text:style-name="T4">&lt;;&gt;</text:span></text:p>
      <text:p text:style-name="P14"><text:span text:style-name="T4">&lt;IF, if&gt;</text:span></text:p>
      <text:p text:style-name="P14"><text:span text:style-name="T4">&lt;(&gt;</text:span></text:p>
      <text:p text:style-name="P14"><text:span text:style-name="T4">&lt;ID, a&gt;</text:span></text:p>
      <text:p text:style-name="P14"><text:span text:style-name="T4">&lt;&gt;&gt;</text:span></text:p>
      <text:p text:style-name="P14"><text:soft-page-break/><text:span text:style-name="T4">&lt;ID, b&gt;</text:span></text:p>
      <text:p text:style-name="P14"><text:span text:style-name="T4">&lt;AND, and&gt;</text:span></text:p>
      <text:p text:style-name="P14"><text:span text:style-name="T4">&lt;ID, a&gt;</text:span></text:p>
      <text:p text:style-name="P14"><text:span text:style-name="T4">&lt;&gt;&gt;</text:span></text:p>
      <text:p text:style-name="P14"><text:span text:style-name="T4">&lt;ID, c&gt;</text:span></text:p>
      <text:p text:style-name="P14"><text:span text:style-name="T4">&lt;)&gt;</text:span></text:p>
      <text:p text:style-name="P14"><text:span text:style-name="T4">&lt;ELSE, else&gt;</text:span></text:p>
      <text:p text:style-name="P14"><text:span text:style-name="T4">&lt;WRITE, write&gt;</text:span></text:p>
      <text:p text:style-name="P14"><text:span text:style-name="T4">&lt;(&gt;</text:span></text:p>
      <text:p text:style-name="P14"><text:span text:style-name="T4">&lt;STRING, a&lt;b \&gt;</text:span></text:p>
      <text:p text:style-name="P14"><text:span text:style-name="T4">&lt;AND, and&gt;</text:span></text:p>
      <text:p text:style-name="P14"><text:span text:style-name="T4">Erro na linha 5: Token inválido '\'</text:span></text:p>
      <text:p text:style-name="P14"><text:span text:style-name="T4">&lt;STRING, a&lt;c&gt;</text:span></text:p>
      <text:p text:style-name="P14"><text:span text:style-name="T4">&lt;)&gt;</text:span></text:p>
      <text:p text:style-name="P14"><text:span text:style-name="T4">&lt;;&gt;</text:span></text:p>
      <text:p text:style-name="P14"><text:span text:style-name="T4">&lt;EOF&gt;</text:span></text:p>
      <text:p text:style-name="P14"><text:span text:style-name="T4"/></text:p>
      <text:p text:style-name="P14"><text:span text:style-name="T4">Tabela de Símbolos:</text:span></text:p>
      <text:p text:style-name="P14"><text:span text:style-name="T4">init = &lt;INIT, init&gt;</text:span></text:p>
      <text:p text:style-name="P14"><text:span text:style-name="T4">a = &lt;ID, a&gt;</text:span></text:p>
      <text:p text:style-name="P14"><text:span text:style-name="T4">b = &lt;ID, b&gt;</text:span></text:p>
      <text:p text:style-name="P14"><text:span text:style-name="T4">read = &lt;READ, read&gt;</text:span></text:p>
      <text:p text:style-name="P14"><text:span text:style-name="T4">or = &lt;OR, or&gt;</text:span></text:p>
      <text:p text:style-name="P14"><text:span text:style-name="T4">c = &lt;ID, c&gt;</text:span></text:p>
      <text:p text:style-name="P14"><text:span text:style-name="T4">string = &lt;T_STRING, string&gt;</text:span></text:p>
      <text:p text:style-name="P14"><text:span text:style-name="T4">is = &lt;IS, is&gt;</text:span></text:p>
      <text:p text:style-name="P14"><text:span text:style-name="T4">integer = &lt;T_INTEGER, integer&gt;</text:span></text:p>
      <text:p text:style-name="P14"><text:span text:style-name="T4">do = &lt;DO, do&gt;</text:span></text:p>
      <text:p text:style-name="P14"><text:span text:style-name="T4">while = &lt;WHILE, while&gt;</text:span></text:p>
      <text:p text:style-name="P14"><text:span text:style-name="T4">not = &lt;NOT, not&gt;</text:span></text:p>
      <text:p text:style-name="P14"><text:span text:style-name="T4">stop = &lt;STOP, stop&gt;</text:span></text:p>
      <text:p text:style-name="P14"><text:span text:style-name="T4">else = &lt;ELSE, else&gt;</text:span></text:p>
      <text:p text:style-name="P14"><text:span text:style-name="T4">and = &lt;AND, and&gt;</text:span></text:p>
      <text:p text:style-name="P14"><text:span text:style-name="T4">end = &lt;END, end&gt;</text:span></text:p>
      <text:p text:style-name="P14"><text:span text:style-name="T4">if = &lt;IF, if&gt;</text:span></text:p>
      <text:p text:style-name="P14"><text:span text:style-name="T4">begin = &lt;BEGIN, begin&gt;</text:span></text:p>
      <text:p text:style-name="P14"><text:span text:style-name="T4">write = &lt;WRITE, write&gt;</text:span></text:p>
      <text:p text:style-name="P14"><text:span text:style-name="T4"/></text:p>
      <text:p text:style-name="P27"><text:span text:style-name="T6">3.</text:span><text:span text:style-name="T8">7</text:span><text:span text:style-name="T6">.</text:span><text:span text:style-name="T8">2</text:span><text:span text:style-name="T6"> </text:span><text:span text:style-name="T8">Segunda</text:span><text:span text:style-name="T6"> execução</text:span></text:p>
      <text:p text:style-name="P27"><text:span text:style-name="T6"/></text:p>
      <text:p text:style-name="P14"><text:span text:style-name="T6">C</text:span><text:span text:style-name="T4">ódigo:</text:span></text:p>
      <text:p text:style-name="P14"><text:span text:style-name="T4"/></text:p>
      <text:p text:style-name="P14"><text:span text:style-name="T4">init</text:span></text:p>
      <text:p text:style-name="P14"><text:span text:style-name="T4"><text:s/><text:tab/>a,b,c is integer;</text:span></text:p>
      <text:p text:style-name="P14"><text:span text:style-name="T4"><text:s text:c="8"/>if ( a&gt;b and a&gt;c )</text:span></text:p>
      <text:p text:style-name="P14"><text:span text:style-name="T4"><text:s text:c="8"/>else</text:span></text:p>
      <text:p text:style-name="P14"><text:span text:style-name="T4"><text:s text:c="12"/>write("a&lt;b /" and /"a&lt;c");</text:span></text:p>
      <text:p text:style-name="P14"><text:span text:style-name="T4"><text:s text:c="8"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>Resultado:</text:span></text:p>
      <text:p text:style-name="P14"><text:span text:style-name="T4"/></text:p>
      <text:p text:style-name="P14"><text:span text:style-name="T4">&lt;INIT, init&gt;</text:span></text:p>
      <text:p text:style-name="P14"><text:span text:style-name="T4">&lt;ID, a&gt;</text:span></text:p>
      <text:p text:style-name="P14"><text:span text:style-name="T4">&lt;,&gt;</text:span></text:p>
      <text:p text:style-name="P14"><text:span text:style-name="T4">&lt;ID, b&gt;</text:span></text:p>
      <text:p text:style-name="P14"><text:span text:style-name="T4">&lt;,&gt;</text:span></text:p>
      <text:p text:style-name="P14"><text:span text:style-name="T4">&lt;ID, c&gt;</text:span></text:p>
      <text:p text:style-name="P14"><text:span text:style-name="T4">&lt;IS, is&gt;</text:span></text:p>
      <text:p text:style-name="P14"><text:span text:style-name="T4">&lt;T_INTEGER, integer&gt;</text:span></text:p>
      <text:p text:style-name="P14"><text:span text:style-name="T4">&lt;;&gt;</text:span></text:p>
      <text:p text:style-name="P14"><text:span text:style-name="T4">&lt;IF, if&gt;</text:span></text:p>
      <text:p text:style-name="P14"><text:span text:style-name="T4">&lt;(&gt;</text:span></text:p>
      <text:p text:style-name="P14"><text:span text:style-name="T4">&lt;ID, a&gt;</text:span></text:p>
      <text:p text:style-name="P14"><text:span text:style-name="T4">&lt;&gt;&gt;</text:span></text:p>
      <text:p text:style-name="P14"><text:span text:style-name="T4">&lt;ID, b&gt;</text:span></text:p>
      <text:p text:style-name="P14"><text:span text:style-name="T4">&lt;AND, and&gt;</text:span></text:p>
      <text:p text:style-name="P14"><text:span text:style-name="T4">&lt;ID, a&gt;</text:span></text:p>
      <text:p text:style-name="P14"><text:span text:style-name="T4">&lt;&gt;&gt;</text:span></text:p>
      <text:p text:style-name="P14"><text:span text:style-name="T4">&lt;ID, c&gt;</text:span></text:p>
      <text:p text:style-name="P14"><text:span text:style-name="T4">&lt;)&gt;</text:span></text:p>
      <text:p text:style-name="P14"><text:span text:style-name="T4">&lt;ELSE, else&gt;</text:span></text:p>
      <text:p text:style-name="P14"><text:span text:style-name="T4">&lt;WRITE, write&gt;</text:span></text:p>
      <text:p text:style-name="P14"><text:span text:style-name="T4">&lt;(&gt;</text:span></text:p>
      <text:p text:style-name="P14"><text:span text:style-name="T4">&lt;STRING, a&lt;b /&gt;</text:span></text:p>
      <text:p text:style-name="P14"><text:span text:style-name="T4">&lt;AND, and&gt;</text:span></text:p>
      <text:p text:style-name="P14"><text:span text:style-name="T4">&lt;/&gt;</text:span></text:p>
      <text:p text:style-name="P14"><text:span text:style-name="T4">&lt;STRING, a&lt;c&gt;</text:span></text:p>
      <text:p text:style-name="P14"><text:span text:style-name="T4">&lt;)&gt;</text:span></text:p>
      <text:p text:style-name="P14"><text:span text:style-name="T4">&lt;;&gt;</text:span></text:p>
      <text:p text:style-name="P14"><text:span text:style-name="T4">&lt;EOF&gt;</text:span></text:p>
      <text:p text:style-name="P14"><text:span text:style-name="T4"/></text:p>
      <text:p text:style-name="P14"><text:span text:style-name="T4">Tabela de Símbolos:</text:span></text:p>
      <text:p text:style-name="P14"><text:span text:style-name="T4">init = &lt;INIT, init&gt;</text:span></text:p>
      <text:p text:style-name="P14"><text:span text:style-name="T4">a = &lt;ID, a&gt;</text:span></text:p>
      <text:p text:style-name="P14"><text:span text:style-name="T4">b = &lt;ID, b&gt;</text:span></text:p>
      <text:p text:style-name="P14"><text:span text:style-name="T4">read = &lt;READ, read&gt;</text:span></text:p>
      <text:p text:style-name="P14"><text:span text:style-name="T4">or = &lt;OR, or&gt;</text:span></text:p>
      <text:p text:style-name="P14"><text:span text:style-name="T4">c = &lt;ID, c&gt;</text:span></text:p>
      <text:p text:style-name="P14"><text:span text:style-name="T4">string = &lt;T_STRING, string&gt;</text:span></text:p>
      <text:p text:style-name="P14"><text:span text:style-name="T4">is = &lt;IS, is&gt;</text:span></text:p>
      <text:p text:style-name="P14"><text:span text:style-name="T4">integer = &lt;T_INTEGER, integer&gt;</text:span></text:p>
      <text:p text:style-name="P14"><text:span text:style-name="T4">do = &lt;DO, do&gt;</text:span></text:p>
      <text:p text:style-name="P14"><text:span text:style-name="T4">while = &lt;WHILE, while&gt;</text:span></text:p>
      <text:p text:style-name="P14"><text:span text:style-name="T4">not = &lt;NOT, not&gt;</text:span></text:p>
      <text:p text:style-name="P14"><text:span text:style-name="T4">stop = &lt;STOP, stop&gt;</text:span></text:p>
      <text:p text:style-name="P14"><text:span text:style-name="T4">else = &lt;ELSE, else&gt;</text:span></text:p>
      <text:p text:style-name="P14"><text:span text:style-name="T4">and = &lt;AND, and&gt;</text:span></text:p>
      <text:p text:style-name="P14"><text:span text:style-name="T4">end = &lt;END, end&gt;</text:span></text:p>
      <text:p text:style-name="P14"><text:span text:style-name="T4">if = &lt;IF, if&gt;</text:span></text:p>
      <text:p text:style-name="P14"><text:span text:style-name="T4">begin = &lt;BEGIN, begin&gt;</text:span></text:p>
      <text:p text:style-name="P14"><text:span text:style-name="T4">write = &lt;WRITE, write&gt;</text:span></text:p>
      <text:p text:style-name="P24"><text:soft-page-break/><text:span text:style-name="T4">3.</text:span><text:span text:style-name="T8">8</text:span><text:span text:style-name="T4"> Teste </text:span><text:span text:style-name="T8">8</text:span></text:p>
      <text:p text:style-name="P24"><text:span text:style-name="T7"/></text:p>
      <text:p text:style-name="P27"><text:bookmark-start text:name="__DdeLink__35_6689527721"/><text:bookmark-start text:name="__DdeLink__49_668952772"/><text:span text:style-name="T6">3.</text:span><text:span text:style-name="T8">8</text:span><text:span text:style-name="T6">.</text:span><text:span text:style-name="T8">1</text:span><text:span text:style-name="T6"> </text:span><text:span text:style-name="T8">Primeira</text:span><text:span text:style-name="T6"> execução</text:span><text:bookmark-end text:name="__DdeLink__35_6689527721"/></text:p>
      <text:p text:style-name="P27"><text:span text:style-name="T6"/></text:p>
      <text:p text:style-name="P14"><text:span text:style-name="T6">C</text:span><text:span text:style-name="T4">ódigo:</text:span><text:bookmark-end text:name="__DdeLink__49_668952772"/></text:p>
      <text:p text:style-name="P14"><text:span text:style-name="T4"/></text:p>
      <text:p text:style-name="P16"><text:span text:style-name="T4">init</text:span></text:p>
      <text:p text:style-name="P16"><text:span text:style-name="T4"><text:s text:c="4"/>write("Vai da error);</text:span></text:p>
      <text:p text:style-name="P16"><text:span text:style-name="T4">stop</text:span></text:p>
      <text:p text:style-name="P16"><text:span text:style-name="T4"/></text:p>
      <text:p text:style-name="P16"><text:span text:style-name="T4">Resultado:</text:span></text:p>
      <text:p text:style-name="P16"><text:span text:style-name="T4"/></text:p>
      <text:p text:style-name="P16"><text:span text:style-name="T4">&lt;INIT, init&gt;</text:span></text:p>
      <text:p text:style-name="P16"><text:span text:style-name="T4">&lt;WRITE, write&gt;</text:span></text:p>
      <text:p text:style-name="P16"><text:span text:style-name="T4">&lt;(&gt;</text:span></text:p>
      <text:p text:style-name="P16"><text:span text:style-name="T4">Erro na linha 2: Literal não terminado</text:span></text:p>
      <text:p text:style-name="P16"><text:span text:style-name="T4">&lt;EOF&gt;</text:span></text:p>
      <text:p text:style-name="P16"><text:span text:style-name="T4"/></text:p>
      <text:p text:style-name="P16"><text:span text:style-name="T4">Tabela de Símbolos:</text:span></text:p>
      <text:p text:style-name="P16"><text:span text:style-name="T4">init = &lt;INIT, init&gt;</text:span></text:p>
      <text:p text:style-name="P16"><text:span text:style-name="T4">read = &lt;READ, read&gt;</text:span></text:p>
      <text:p text:style-name="P16"><text:span text:style-name="T4">or = &lt;OR, or&gt;</text:span></text:p>
      <text:p text:style-name="P16"><text:span text:style-name="T4">string = &lt;T_STRING, string&gt;</text:span></text:p>
      <text:p text:style-name="P16"><text:span text:style-name="T4">is = &lt;IS, is&gt;</text:span></text:p>
      <text:p text:style-name="P16"><text:span text:style-name="T4">integer = &lt;T_INTEGER, integer&gt;</text:span></text:p>
      <text:p text:style-name="P16"><text:span text:style-name="T4">do = &lt;DO, do&gt;</text:span></text:p>
      <text:p text:style-name="P16"><text:span text:style-name="T4">while = &lt;WHILE, while&gt;</text:span></text:p>
      <text:p text:style-name="P16"><text:span text:style-name="T4">not = &lt;NOT, not&gt;</text:span></text:p>
      <text:p text:style-name="P16"><text:span text:style-name="T4">stop = &lt;STOP, stop&gt;</text:span></text:p>
      <text:p text:style-name="P16"><text:span text:style-name="T4">else = &lt;ELSE, else&gt;</text:span></text:p>
      <text:p text:style-name="P16"><text:span text:style-name="T4">and = &lt;AND, and&gt;</text:span></text:p>
      <text:p text:style-name="P16"><text:span text:style-name="T4">end = &lt;END, end&gt;</text:span></text:p>
      <text:p text:style-name="P16"><text:span text:style-name="T4">if = &lt;IF, if&gt;</text:span></text:p>
      <text:p text:style-name="P16"><text:span text:style-name="T4">begin = &lt;BEGIN, begin&gt;</text:span></text:p>
      <text:p text:style-name="P16"><text:span text:style-name="T4">write = &lt;WRITE, write&gt;</text:span></text:p>
      <text:p text:style-name="P16"><text:span text:style-name="T4"/></text:p>
      <text:p text:style-name="P28"><text:bookmark-start text:name="__DdeLink__35_66895277211"/><text:span text:style-name="T6">3.</text:span><text:span text:style-name="T8">8</text:span><text:span text:style-name="T6">.</text:span><text:span text:style-name="T9">2</text:span><text:span text:style-name="T6"> </text:span><text:span text:style-name="T9">Segunda</text:span><text:span text:style-name="T6"> execução</text:span><text:bookmark-end text:name="__DdeLink__35_66895277211"/></text:p>
      <text:p text:style-name="P28"><text:span text:style-name="T6"/></text:p>
      <text:p text:style-name="P15"><text:span text:style-name="T6">C</text:span><text:span text:style-name="T4">ódigo:</text:span></text:p>
      <text:p text:style-name="P15"><text:span text:style-name="T4"/></text:p>
      <text:p text:style-name="P16"><text:span text:style-name="T4">init</text:span></text:p>
      <text:p text:style-name="P16"><text:span text:style-name="T4"><text:s text:c="4"/>write("Vai da error");</text:span></text:p>
      <text:p text:style-name="P16"><text:span text:style-name="T4">stop</text:span></text:p>
      <text:p text:style-name="P16"><text:span text:style-name="T4"/></text:p>
      <text:p text:style-name="P16"><text:span text:style-name="T4">Resultado:</text:span></text:p>
      <text:p text:style-name="P14"><text:span text:style-name="T4"/></text:p>
      <text:p text:style-name="P16"><text:span text:style-name="T4">&lt;INIT, init&gt;</text:span></text:p>
      <text:p text:style-name="P16"><text:span text:style-name="T4">&lt;WRITE, write&gt;</text:span></text:p>
      <text:p text:style-name="P16"><text:span text:style-name="T4">&lt;(&gt;</text:span></text:p>
      <text:p text:style-name="P16"><text:span text:style-name="T4">&lt;STRING, Vai da error&gt;</text:span></text:p>
      <text:p text:style-name="P16"><text:span text:style-name="T4">&lt;)&gt;</text:span></text:p>
      <text:p text:style-name="P16"><text:span text:style-name="T4">&lt;;&gt;</text:span></text:p>
      <text:p text:style-name="P16"><text:soft-page-break/><text:span text:style-name="T4">&lt;EOF&gt;</text:span></text:p>
      <text:p text:style-name="P16"><text:span text:style-name="T4"/></text:p>
      <text:p text:style-name="P16"><text:span text:style-name="T4">Tabela de Símbolos:</text:span></text:p>
      <text:p text:style-name="P16"><text:span text:style-name="T4">init = &lt;INIT, init&gt;</text:span></text:p>
      <text:p text:style-name="P16"><text:span text:style-name="T4">read = &lt;READ, read&gt;</text:span></text:p>
      <text:p text:style-name="P16"><text:span text:style-name="T4">or = &lt;OR, or&gt;</text:span></text:p>
      <text:p text:style-name="P16"><text:span text:style-name="T4">string = &lt;T_STRING, string&gt;</text:span></text:p>
      <text:p text:style-name="P16"><text:span text:style-name="T4">is = &lt;IS, is&gt;</text:span></text:p>
      <text:p text:style-name="P16"><text:span text:style-name="T4">integer = &lt;T_INTEGER, integer&gt;</text:span></text:p>
      <text:p text:style-name="P16"><text:span text:style-name="T4">do = &lt;DO, do&gt;</text:span></text:p>
      <text:p text:style-name="P16"><text:span text:style-name="T4">while = &lt;WHILE, while&gt;</text:span></text:p>
      <text:p text:style-name="P16"><text:span text:style-name="T4">not = &lt;NOT, not&gt;</text:span></text:p>
      <text:p text:style-name="P16"><text:span text:style-name="T4">stop = &lt;STOP, stop&gt;</text:span></text:p>
      <text:p text:style-name="P16"><text:span text:style-name="T4">else = &lt;ELSE, else&gt;</text:span></text:p>
      <text:p text:style-name="P16"><text:span text:style-name="T4">and = &lt;AND, and&gt;</text:span></text:p>
      <text:p text:style-name="P16"><text:span text:style-name="T4">end = &lt;END, end&gt;</text:span></text:p>
      <text:p text:style-name="P16"><text:span text:style-name="T4">if = &lt;IF, if&gt;</text:span></text:p>
      <text:p text:style-name="P16"><text:span text:style-name="T4">begin = &lt;BEGIN, begin&gt;</text:span></text:p>
      <text:p text:style-name="P16"><text:span text:style-name="T4">write = &lt;WRITE, write&gt;</text:span></text:p>
      <text:p text:style-name="P14"><text:span text:style-name="T4"/></text:p>
      <text:p text:style-name="P14"><text:span text:style-name="T4"/></text:p>
      <text:p text:style-name="P27"><text:span text:style-name="T6"/>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17:57.022346364</meta:creation-date>
    <meta:generator>LibreOffice/5.1.4.2$Linux_X86_64 LibreOffice_project/10m0$Build-2</meta:generator>
    <dc:date>2017-04-23T14:22:11.099195309</dc:date>
    <meta:editing-duration>PT18M48S</meta:editing-duration>
    <meta:editing-cycles>3</meta:editing-cycles>
    <meta:document-statistic meta:table-count="0" meta:image-count="0" meta:object-count="0" meta:page-count="29" meta:paragraph-count="1245" meta:word-count="3146" meta:character-count="14943" meta:non-whitespace-character-count="12706"/>
  </office:meta>
</office:document-meta>
</file>